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2.455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1.755cm"/>
    </style:style>
    <style:style style:name="co9" style:family="table-column">
      <style:table-column-properties fo:break-before="auto" style:column-width="3.798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2.962cm"/>
    </style:style>
    <style:style style:name="co12" style:family="table-column">
      <style:table-column-properties fo:break-before="auto" style:column-width="1.0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41">
      <style:table-cell-properties fo:border="0.74pt solid #000000"/>
    </style:style>
    <style:style style:name="ce22" style:family="table-cell" style:parent-style-name="Default" style:data-style-name="N41"/>
    <style:style style:name="ce5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fo:background-color="#00a933" fo:border="0.74pt solid #000000"/>
    </style:style>
    <style:style style:name="ce24" style:family="table-cell" style:parent-style-name="Default">
      <style:table-cell-properties fo:background-color="#ffffff" fo:border="0.74pt solid #000000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8" style:family="table-cell" style:parent-style-name="Default">
      <style:table-cell-properties fo:background-color="#00a933" style:text-align-source="fix" style:repeat-content="false" fo:border="0.74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0" style:family="table-cell" style:parent-style-name="Default" style:data-style-name="N37">
      <style:table-cell-properties fo:border="0.74pt solid #000000"/>
    </style:style>
    <style:style style:name="ce34" style:family="table-cell" style:parent-style-name="Default" style:data-style-name="N0">
      <style:table-cell-properties fo:border="0.74pt solid #0000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ff0000" fo:border="0.74pt solid #000000"/>
    </style:style>
    <style:style style:name="ce15" style:family="table-cell" style:parent-style-name="Default">
      <style:table-cell-properties fo:background-color="#ff0000" style:text-align-source="fix" style:repeat-content="false" fo:border="0.74pt solid #000000"/>
      <style:paragraph-properties fo:text-align="end" fo:margin-left="0cm"/>
    </style:style>
    <style:style style:name="ce16" style:family="table-cell" style:parent-style-name="Default">
      <style:table-cell-properties fo:background-color="#2a6099" fo:border="0.74pt solid #000000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end" fo:margin-left="0cm"/>
    </style:style>
    <style:style style:name="ce35" style:family="table-cell" style:parent-style-name="Default">
      <style:table-cell-properties fo:background-color="#999999" fo:border="0.74pt solid #000000"/>
      <style:text-properties fo:color="#c9211e"/>
    </style:style>
    <style:style style:name="ce36" style:family="table-cell" style:parent-style-name="Default">
      <style:table-cell-properties fo:border-bottom="0.74pt solid #000000" fo:background-color="#999999" fo:border-left="none" fo:border-right="0.74pt solid #000000" fo:border-top="0.74pt solid #000000"/>
      <style:text-properties fo:color="#c9211e"/>
    </style:style>
    <style:style style:name="ce37" style:family="table-cell" style:parent-style-name="Default" style:data-style-name="N41">
      <style:table-cell-properties fo:background-color="#999999" fo:border="0.74pt solid #000000"/>
      <style:text-properties fo:color="#c9211e"/>
    </style:style>
    <style:style style:name="ce38" style:family="table-cell" style:parent-style-name="Default">
      <style:table-cell-properties fo:background-color="#999999" style:text-align-source="fix" style:repeat-content="false" fo:border="0.74pt solid #000000"/>
      <style:paragraph-properties fo:text-align="end" fo:margin-left="0cm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1.119cm" svg:height="11.879cm" svg:x="25.272cm" svg:y="76.881cm">
            <draw:object draw:notify-on-update-of-ranges="Tabelle1.A139:Tabelle1.A141 Tabelle1.C138:Tabelle1.C138 Tabelle1.C139:Tabelle1.C141 Tabelle1.L138:Tabelle1.L138 Tabelle1.L139:Tabelle1.L141 Tabelle1.C143:Tabelle1.C143 Tabelle1.C144:Tabelle1.C146 Tabelle1.L143:Tabelle1.L143 Tabelle1.L144:Tabelle1.L146 Tabelle1.C154:Tabelle1.C154 Tabelle1.C155:Tabelle1.C157 Tabelle1.L154:Tabelle1.L154 Tabelle1.L155:Tabelle1.L157 Tabelle1.C159:Tabelle1.C159 Tabelle1.C160:Tabelle1.C162 Tabelle1.L159:Tabelle1.L159 Tabelle1.L160:Tabelle1.L1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1.068cm" svg:height="11.85cm" svg:x="0.226cm" svg:y="76.883cm">
            <draw:object draw:notify-on-update-of-ranges="Tabelle1.A139:Tabelle1.A141 Tabelle1.D138:Tabelle1.D138 Tabelle1.D139:Tabelle1.D141 Tabelle1.M138:Tabelle1.M138 Tabelle1.M139:Tabelle1.M141 Tabelle1.D143:Tabelle1.D143 Tabelle1.D144:Tabelle1.D146 Tabelle1.M143:Tabelle1.M143 Tabelle1.M144:Tabelle1.M146 Tabelle1.D154:Tabelle1.D154 Tabelle1.D155:Tabelle1.D157 Tabelle1.M154:Tabelle1.M154 Tabelle1.M155:Tabelle1.M157 Tabelle1.D159:Tabelle1.D159 Tabelle1.D160:Tabelle1.D162 Tabelle1.M159:Tabelle1.M159 Tabelle1.M160:Tabelle1.M1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3.297cm" svg:height="13.104cm" svg:x="0cm" svg:y="92.099cm">
            <draw:object draw:notify-on-update-of-ranges="Tabelle1.A139:Tabelle1.A141 Tabelle1.F138:Tabelle1.F138 Tabelle1.F139:Tabelle1.F141 Tabelle1.O138:Tabelle1.O138 Tabelle1.O139:Tabelle1.O141 Tabelle1.F143:Tabelle1.F143 Tabelle1.F144:Tabelle1.F146 Tabelle1.O143:Tabelle1.O143 Tabelle1.O144:Tabelle1.O146 Tabelle1.F154:Tabelle1.F154 Tabelle1.F155:Tabelle1.F157 Tabelle1.O154:Tabelle1.O154 Tabelle1.O155:Tabelle1.O157 Tabelle1.F159:Tabelle1.F159 Tabelle1.F160:Tabelle1.F162 Tabelle1.O159:Tabelle1.O159 Tabelle1.O160:Tabelle1.O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1.119cm" svg:height="11.879cm" svg:x="25.272cm" svg:y="123.132cm">
            <draw:object draw:notify-on-update-of-ranges="Tabelle1.A239:Tabelle1.A241 Tabelle1.C238:Tabelle1.C238 Tabelle1.C239:Tabelle1.C241 Tabelle1.L238:Tabelle1.L238 Tabelle1.L239:Tabelle1.L241 Tabelle1.C243:Tabelle1.C243 Tabelle1.C244:Tabelle1.C246 Tabelle1.L243:Tabelle1.L243 Tabelle1.L244:Tabelle1.L246 Tabelle1.C254:Tabelle1.C254 Tabelle1.C255:Tabelle1.C257 Tabelle1.L254:Tabelle1.L254 Tabelle1.L255:Tabelle1.L257 Tabelle1.C259:Tabelle1.C259 Tabelle1.C260:Tabelle1.C262 Tabelle1.L259:Tabelle1.L259 Tabelle1.L260:Tabelle1.L2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1.068cm" svg:height="11.85cm" svg:x="0.226cm" svg:y="123.134cm">
            <draw:object draw:notify-on-update-of-ranges="Tabelle1.A239:Tabelle1.A241 Tabelle1.D238:Tabelle1.D238 Tabelle1.D239:Tabelle1.D241 Tabelle1.M238:Tabelle1.M238 Tabelle1.M239:Tabelle1.M241 Tabelle1.D243:Tabelle1.D243 Tabelle1.D244:Tabelle1.D246 Tabelle1.M243:Tabelle1.M243 Tabelle1.M244:Tabelle1.M246 Tabelle1.D254:Tabelle1.D254 Tabelle1.D255:Tabelle1.D257 Tabelle1.M254:Tabelle1.M254 Tabelle1.M255:Tabelle1.M257 Tabelle1.D259:Tabelle1.D259 Tabelle1.D260:Tabelle1.D262 Tabelle1.M259:Tabelle1.M259 Tabelle1.M260:Tabelle1.M2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.297cm" svg:height="13.104cm" svg:x="0cm" svg:y="138.35cm">
            <draw:object draw:notify-on-update-of-ranges="Tabelle1.A239:Tabelle1.A241 Tabelle1.F238:Tabelle1.F238 Tabelle1.F239:Tabelle1.F241 Tabelle1.O238:Tabelle1.O238 Tabelle1.O239:Tabelle1.O241 Tabelle1.F243:Tabelle1.F243 Tabelle1.F244:Tabelle1.F246 Tabelle1.O243:Tabelle1.O243 Tabelle1.O244:Tabelle1.O246 Tabelle1.F254:Tabelle1.F254 Tabelle1.F255:Tabelle1.F257 Tabelle1.O254:Tabelle1.O254 Tabelle1.O255:Tabelle1.O257 Tabelle1.F259:Tabelle1.F259 Tabelle1.F260:Tabelle1.F262 Tabelle1.O259:Tabelle1.O259 Tabelle1.O260:Tabelle1.O26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xperiments without any limits broken</text:p>
          </table:table-cell>
          <table:covered-table-cell table:style-name="Default"/>
          <table:covered-table-cell table:number-columns-repeated="2"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3H37M00S" calcext:value-type="time">
            <text:p>13:37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3H52M00S" calcext:value-type="time">
            <text:p>13:52:0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10" calcext:value-type="float">
            <text:p>-11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3H53M00S" calcext:value-type="time">
            <text:p>13:53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4H53M00S" calcext:value-type="time">
            <text:p>14:53:0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7" calcext:value-type="float">
            <text:p>13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4" calcext:value-type="float">
            <text:p>-104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6]/[.D6]" office:value-type="float" office:value="1" calcext:value-type="float">
            <text:p>1</text:p>
          </table:table-cell>
          <table:table-cell table:style-name="ce6" table:formula="of:=1-[.E4]/[.D4]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5" table:formula="of:=1-[.I6]/[.H6]" office:value-type="float" office:value="0.992592592592593" calcext:value-type="float">
            <text:p>0,992592592592593</text:p>
          </table:table-cell>
          <table:table-cell table:style-name="ce15" table:formula="of:=1-[.I4]/[.H4]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-</text:p>
          </table:table-cell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Q6]/[.P6]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5" table:formula="of:=1-[.U6]/[.T6]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4H58M00S" calcext:value-type="time">
            <text:p>14:58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5H13M00S" calcext:value-type="time">
            <text:p>15:13:0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1" calcext:value-type="float">
            <text:p>-101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12" calcext:value-type="float">
            <text:p>-112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5" calcext:value-type="float">
            <text:p>-105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6" calcext:value-type="float">
            <text:p>-106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5H14M00S" calcext:value-type="time">
            <text:p>15:14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6H14M00S" calcext:value-type="time">
            <text:p>16:14:0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19" calcext:value-type="float">
            <text:p>11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95" calcext:value-type="float">
            <text:p>9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11]/[.D11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I11]/[.H11]" office:value-type="float" office:value="0.962406015037594" calcext:value-type="float">
            <text:p>0,962406015037594</text:p>
          </table:table-cell>
          <table:table-cell table:style-name="ce15" table:number-columns-repeated="3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11]/[.P11]" office:value-type="float" office:value="1" calcext:value-type="float">
            <text:p>1</text:p>
          </table:table-cell>
          <table:table-cell table:style-name="ce38" table:number-columns-repeated="3"/>
          <table:table-cell table:style-name="ce38" table:formula="of:=1-[.U11]/[.T11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09H24M00S" calcext:value-type="time">
            <text:p>09:24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  <table:table-cell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09H39M00S" calcext:value-type="time">
            <text:p>09:39:0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09H40M00S" calcext:value-type="time">
            <text:p>09:40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0H40M00S" calcext:value-type="time">
            <text:p>10:40: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114" calcext:value-type="float">
            <text:p>11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office:value-type="float" office:value="142" calcext:value-type="float">
            <text:p>14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1" calcext:value-type="float">
            <text:p>-101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16]/[.D16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I16]/[.H16]" office:value-type="float" office:value="1" calcext:value-type="float">
            <text:p>1</text:p>
          </table:table-cell>
          <table:table-cell table:style-name="ce15" table:number-columns-repeated="3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Q16]/[.P16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U16]/[.T16]" office:value-type="float" office:value="1" calcext:value-type="float">
            <text:p>1</text:p>
          </table:table-cell>
          <table:table-cell table:style-name="ce15" table:number-columns-repeated="3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3H37M00S" calcext:value-type="time">
            <text:p>13:37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3H52M00S" calcext:value-type="time">
            <text:p>13:52:0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10" calcext:value-type="float">
            <text:p>-11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98" calcext:value-type="float">
            <text:p>-98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3H53M00S" calcext:value-type="time">
            <text:p>13:53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4H53M00S" calcext:value-type="time">
            <text:p>14:53:00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23]/[.D23]" office:value-type="float" office:value="0.970588235294118" calcext:value-type="float">
            <text:p>0,970588235294118</text:p>
          </table:table-cell>
          <table:table-cell table:style-name="ce8" table:formula="of:=1-[.E21]/[.D21]" office:value-type="float" office:value="1" calcext:value-type="float">
            <text:p>1</text:p>
          </table:table-cell>
          <table:table-cell table:style-name="ce8" table:number-columns-repeated="2"/>
          <table:table-cell table:style-name="ce17" table:formula="of:=1-[.I23]/[.H23]" office:value-type="float" office:value="1" calcext:value-type="float">
            <text:p>1</text:p>
          </table:table-cell>
          <table:table-cell table:style-name="ce17" table:formula="of:=1-[.I21]/[.H21]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Q23]/[.P23]" office:value-type="float" office:value="0.932330827067669" calcext:value-type="float">
            <text:p>0,932330827067669</text:p>
          </table:table-cell>
          <table:table-cell table:style-name="ce8" table:number-columns-repeated="3"/>
          <table:table-cell table:style-name="ce17" table:formula="of:=1-[.U23]/[.T2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4H58M00S" calcext:value-type="time">
            <text:p>14:58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5H13M00S" calcext:value-type="time">
            <text:p>15:13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8" calcext:value-type="float">
            <text:p>-108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4" calcext:value-type="float">
            <text:p>-104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5H14M00S" calcext:value-type="time">
            <text:p>15:14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6H14M00S" calcext:value-type="time">
            <text:p>16:14:00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3" calcext:value-type="float">
            <text:p>-103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2" calcext:value-type="float">
            <text:p>-102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144" calcext:value-type="float">
            <text:p>144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28]/[.D28]" office:value-type="float" office:value="0.813559322033898" calcext:value-type="float">
            <text:p>0,813559322033898</text:p>
          </table:table-cell>
          <table:table-cell table:style-name="ce8" table:number-columns-repeated="3"/>
          <table:table-cell table:style-name="ce17" table:formula="of:=1-[.I28]/[.H28]" office:value-type="float" office:value="0.741071428571429" calcext:value-type="float">
            <text:p>0,741071428571429</text:p>
          </table:table-cell>
          <table:table-cell table:style-name="ce17" table:number-columns-repeated="3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28]/[.P28]" office:value-type="float" office:value="0.8828125" calcext:value-type="float">
            <text:p>0,8828125</text:p>
          </table:table-cell>
          <table:table-cell table:style-name="ce38" table:number-columns-repeated="3"/>
          <table:table-cell table:style-name="ce38" table:formula="of:=1-[.U28]/[.T28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09H24M00S" calcext:value-type="time">
            <text:p>09:24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  <table:table-cell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09H39M00S" calcext:value-type="time">
            <text:p>09:39:00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8" calcext:value-type="float">
            <text:p>2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96" calcext:value-type="float">
            <text:p>-96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1" calcext:value-type="float">
            <text:p>-1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04" calcext:value-type="float">
            <text:p>-104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09H40M00S" calcext:value-type="time">
            <text:p>09:40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0H40M00S" calcext:value-type="time">
            <text:p>10:40:00</text:p>
          </table:table-cell>
          <table:table-cell table:style-name="ce8" office:value-type="float" office:value="147" calcext:value-type="float">
            <text:p>14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96" calcext:value-type="float">
            <text:p>-96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33]/[.D33]" office:value-type="float" office:value="1" calcext:value-type="float">
            <text:p>1</text:p>
          </table:table-cell>
          <table:table-cell table:style-name="ce8" table:number-columns-repeated="3"/>
          <table:table-cell table:style-name="ce17" table:formula="of:=1-[.I33]/[.H33]" office:value-type="float" office:value="1" calcext:value-type="float">
            <text:p>1</text:p>
          </table:table-cell>
          <table:table-cell table:style-name="ce17" table:number-columns-repeated="3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Q33]/[.P33]" office:value-type="float" office:value="1" calcext:value-type="float">
            <text:p>1</text:p>
          </table:table-cell>
          <table:table-cell table:style-name="ce8" table:number-columns-repeated="3"/>
          <table:table-cell table:style-name="ce17" table:formula="of:=1-[.U33]/[.T3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6"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3H37M00S" calcext:value-type="time">
            <text:p>13:37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6"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3H52M00S" calcext:value-type="time">
            <text:p>13:5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3H53M00S" calcext:value-type="time">
            <text:p>13:53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4H53M00S" calcext:value-type="time">
            <text:p>14:53: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8"/>
          <table:table-cell table:style-name="ce3"/>
          <table:table-cell table:style-name="ce2" table:number-columns-repeated="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4H58M00S" calcext:value-type="time">
            <text:p>14:58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1H25M00S" calcext:value-type="time">
            <text:p>11:25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5H13M00S" calcext:value-type="time">
            <text:p>15:13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1H40M00S" calcext:value-type="time">
            <text:p>11:40:00</text:p>
          </table:table-cell>
          <table:table-cell table:style-name="ce9"/>
          <table:table-cell table:number-columns-repeated="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5H14M00S" calcext:value-type="time">
            <text:p>15:14:00</text:p>
          </table:table-cell>
          <table:table-cell table:style-name="ce9" office:value-type="string" calcext:value-type="string">
            <text:p>-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6H14M00S" calcext:value-type="time">
            <text:p>16:14:00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2H41M00S" calcext:value-type="time">
            <text:p>12:41:00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8"/>
          <table:table-cell table:style-name="ce3"/>
          <table:table-cell table:style-name="ce2" table:number-columns-repeated="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09H24M00S" calcext:value-type="time">
            <text:p>09:24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09H39M00S" calcext:value-type="time">
            <text:p>09:39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9"/>
          <table:table-cell table:number-columns-repeated="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09H40M00S" calcext:value-type="time">
            <text:p>09:40:00</text:p>
          </table:table-cell>
          <table:table-cell table:style-name="ce9" office:value-type="string" calcext:value-type="string">
            <text:p>-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0H40M00S" calcext:value-type="time">
            <text:p>10:40:00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9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 table:number-columns-spanned="4" table:number-rows-spanned="1">
            <text:p>Experiments with permanently broken limits</text:p>
          </table:table-cell>
          <table:covered-table-cell table:style-name="Default"/>
          <table:covered-table-cell table:number-columns-repeated="2"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6H31M00S" calcext:value-type="time">
            <text:p>16:31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6H37M00S" calcext:value-type="time">
            <text:p>16:37:0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10" calcext:value-type="float">
            <text:p>-11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6H38M00S" calcext:value-type="time">
            <text:p>16:3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6H43M00S" calcext:value-type="time">
            <text:p>16:43:00</text:p>
          </table:table-cell>
          <table:table-cell table:style-name="ce6" table:formula="of:=95+67" office:value-type="float" office:value="162" calcext:value-type="float">
            <text:p>16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8" calcext:value-type="float">
            <text:p>-108</text:p>
          </table:table-cell>
          <table:table-cell table:style-name="ce15" table:formula="of:=26+111" office:value-type="float" office:value="137" calcext:value-type="float">
            <text:p>13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5" calcext:value-type="float">
            <text:p>-105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57]/[.D57]" office:value-type="float" office:value="0.888888888888889" calcext:value-type="float">
            <text:p>0,888888888888889</text:p>
          </table:table-cell>
          <table:table-cell table:style-name="ce6" table:formula="of:=1-[.E55]/[.D55]" office:value-type="float" office:value="0.810526315789474" calcext:value-type="float">
            <text:p>0,810526315789474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5" table:formula="of:=1-[.I57]/[.H57]" office:value-type="float" office:value="0.985401459854015" calcext:value-type="float">
            <text:p>0,985401459854015</text:p>
          </table:table-cell>
          <table:table-cell table:style-name="ce15" table:formula="of:=1-[.I55]/[.H55]" office:value-type="float" office:value="0.990990990990991" calcext:value-type="float">
            <text:p>0,990990990990991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6H50M00S" calcext:value-type="time">
            <text:p>16:50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6H56M00S" calcext:value-type="time">
            <text:p>16:56:00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2" calcext:value-type="float">
            <text:p>-10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6H57M00S" calcext:value-type="time">
            <text:p>16:57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7H02M00S" calcext:value-type="time">
            <text:p>17:02:00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table:formula="of:=60+89" office:value-type="float" office:value="149" calcext:value-type="float">
            <text:p>149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62]/[.D62]" office:value-type="float" office:value="0.854430379746835" calcext:value-type="float">
            <text:p>0,854430379746835</text:p>
          </table:table-cell>
          <table:table-cell table:style-name="ce6" table:formula="of:=1-[.E60]/[.D60]" office:value-type="float" office:value="0.990740740740741" calcext:value-type="float">
            <text:p>0,990740740740741</text:p>
          </table:table-cell>
          <table:table-cell table:style-name="ce6" table:number-columns-repeated="2"/>
          <table:table-cell table:style-name="ce15" table:formula="of:=1-[.I62]/[.H62]" office:value-type="float" office:value="0.785234899328859" calcext:value-type="float">
            <text:p>0,785234899328859</text:p>
          </table:table-cell>
          <table:table-cell table:style-name="ce15" table:formula="of:=1-[.I60]/[.H60]" office:value-type="float" office:value="0.775280898876405" calcext:value-type="float">
            <text:p>0,775280898876405</text:p>
          </table:table-cell>
          <table:table-cell table:style-name="ce15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7H12M00S" calcext:value-type="time">
            <text:p>17:12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7H18M00S" calcext:value-type="time">
            <text:p>17:18:00</text:p>
          </table:table-cell>
          <table:table-cell table:style-name="ce6" office:value-type="float" office:value="101" calcext:value-type="float">
            <text:p>10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99" calcext:value-type="float">
            <text:p>-99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7H19M00S" calcext:value-type="time">
            <text:p>17:19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7H24M00S" calcext:value-type="time">
            <text:p>17:24:00</text:p>
          </table:table-cell>
          <table:table-cell table:style-name="ce6" table:formula="of:=57+101" office:value-type="float" office:value="158" calcext:value-type="float">
            <text:p>15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0" calcext:value-type="float">
            <text:p>-100</text:p>
          </table:table-cell>
          <table:table-cell table:style-name="ce15" table:formula="of:=69+93" office:value-type="float" office:value="162" calcext:value-type="float">
            <text:p>16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97" calcext:value-type="float">
            <text:p>-97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67]/[.D67]" office:value-type="float" office:value="0.936708860759494" calcext:value-type="float">
            <text:p>0,936708860759494</text:p>
          </table:table-cell>
          <table:table-cell table:style-name="ce6" table:formula="of:=1-[.E65]/[.D65]" office:value-type="float" office:value="1" calcext:value-type="float">
            <text:p>1</text:p>
          </table:table-cell>
          <table:table-cell table:style-name="ce6" table:number-columns-repeated="2"/>
          <table:table-cell table:style-name="ce15" table:formula="of:=1-[.I67]/[.H67]" office:value-type="float" office:value="0.950617283950617" calcext:value-type="float">
            <text:p>0,950617283950617</text:p>
          </table:table-cell>
          <table:table-cell table:style-name="ce15" table:formula="of:=1-[.I65]/[.H65]" office:value-type="float" office:value="0.913978494623656" calcext:value-type="float">
            <text:p>0,913978494623656</text:p>
          </table:table-cell>
          <table:table-cell table:style-name="ce15" table:number-columns-repeated="2"/>
          <table:table-cell table:number-columns-repeated="12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6H31M00S" calcext:value-type="time">
            <text:p>16:31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6H37M00S" calcext:value-type="time">
            <text:p>16:37:0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6H38M00S" calcext:value-type="time">
            <text:p>16:3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6H43M00S" calcext:value-type="time">
            <text:p>16:43:00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2" calcext:value-type="float">
            <text:p>-102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74]/[.D74]" office:value-type="float" office:value="0.707006369426752" calcext:value-type="float">
            <text:p>0,707006369426752</text:p>
          </table:table-cell>
          <table:table-cell table:style-name="ce8" table:formula="of:=1-[.E72]/[.D72]" office:value-type="float" office:value="0.958677685950413" calcext:value-type="float">
            <text:p>0,958677685950413</text:p>
          </table:table-cell>
          <table:table-cell table:style-name="ce8" table:number-columns-repeated="2"/>
          <table:table-cell table:style-name="ce17" table:formula="of:=1-[.I74]/[.H74]" office:value-type="float" office:value="0.739130434782609" calcext:value-type="float">
            <text:p>0,739130434782609</text:p>
          </table:table-cell>
          <table:table-cell table:style-name="ce17" table:formula="of:=1-[.I72]/[.H72]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6H50M00S" calcext:value-type="time">
            <text:p>16:50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6H56M00S" calcext:value-type="time">
            <text:p>16:56: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6H57M00S" calcext:value-type="time">
            <text:p>16:57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7H02M00S" calcext:value-type="time">
            <text:p>17:02: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79]/[.D79]" office:value-type="float" office:value="0.936842105263158" calcext:value-type="float">
            <text:p>0,936842105263158</text:p>
          </table:table-cell>
          <table:table-cell table:style-name="ce8" table:formula="of:=1-[.E77]/[.D77]" office:value-type="float" office:value="0.966666666666667" calcext:value-type="float">
            <text:p>0,966666666666667</text:p>
          </table:table-cell>
          <table:table-cell table:style-name="ce8" table:number-columns-repeated="2"/>
          <table:table-cell table:style-name="ce17" table:formula="of:=1-[.I79]/[.H79]" office:value-type="float" office:value="0.958762886597938" calcext:value-type="float">
            <text:p>0,958762886597938</text:p>
          </table:table-cell>
          <table:table-cell table:style-name="ce17" table:formula="of:=1-[.I77]/[.H77]" office:value-type="float" office:value="0.966666666666667" calcext:value-type="float">
            <text:p>0,966666666666667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7H12M00S" calcext:value-type="time">
            <text:p>17:1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7H18M00S" calcext:value-type="time">
            <text:p>17:18: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0" calcext:value-type="float">
            <text:p>-1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7H19M00S" calcext:value-type="time">
            <text:p>17:19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7H24M00S" calcext:value-type="time">
            <text:p>17:24:00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01" calcext:value-type="float">
            <text:p>20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99" calcext:value-type="float">
            <text:p>-99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84]/[.D84]" office:value-type="float" office:value="0.985294117647059" calcext:value-type="float">
            <text:p>0,985294117647059</text:p>
          </table:table-cell>
          <table:table-cell table:style-name="ce8" table:formula="of:=1-[.E82]/[.D82]" office:value-type="float" office:value="0.98019801980198" calcext:value-type="float">
            <text:p>0,98019801980198</text:p>
          </table:table-cell>
          <table:table-cell table:style-name="ce8" table:number-columns-repeated="2"/>
          <table:table-cell table:style-name="ce17" table:formula="of:=1-[.I84]/[.H84]" office:value-type="float" office:value="0.975124378109453" calcext:value-type="float">
            <text:p>0,975124378109453</text:p>
          </table:table-cell>
          <table:table-cell table:style-name="ce17" table:formula="of:=1-[.I82]/[.H82]" office:value-type="float" office:value="0.948453608247423" calcext:value-type="float">
            <text:p>0,948453608247423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6H31M00S" calcext:value-type="time">
            <text:p>16:31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6H37M00S" calcext:value-type="time">
            <text:p>16:37:0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6H38M00S" calcext:value-type="time">
            <text:p>16:3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6H43M00S" calcext:value-type="time">
            <text:p>16:43:00</text:p>
          </table:table-cell>
          <table:table-cell table:style-name="ce9" office:value-type="float" office:value="41" calcext:value-type="float">
            <text:p>41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19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6H56M00S" calcext:value-type="time">
            <text:p>16:56:0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6H57M00S" calcext:value-type="time">
            <text:p>16:57:00</text:p>
          </table:table-cell>
          <table:table-cell table:style-name="ce9"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7H02M00S" calcext:value-type="time">
            <text:p>17:02:00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19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19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7H12M00S" calcext:value-type="time">
            <text:p>17:12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7H18M00S" calcext:value-type="time">
            <text:p>17:18: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7H19M00S" calcext:value-type="time">
            <text:p>17:19:00</text:p>
          </table:table-cell>
          <table:table-cell table:style-name="ce9"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7H24M00S" calcext:value-type="time">
            <text:p>17:24:0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3">
          <table:table-cell table:style-name="ce20" office:value-type="string" calcext:value-type="string">
            <text:p>Tests from 09.08.2022</text:p>
          </table:table-cell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style-name="Default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06]/[.C106]" office:value-type="float" office:value="0.988235294117647" calcext:value-type="float">
            <text:p>0,988235294117647</text:p>
          </table:table-cell>
          <table:table-cell table:style-name="ce5" office:value-type="float" office:value="-105" calcext:value-type="float">
            <text:p>-10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I106]/[.H106]" office:value-type="float" office:value="1" calcext:value-type="float">
            <text:p>1</text:p>
          </table:table-cell>
          <table:table-cell table:style-name="ce14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1-[.D107]/[.C107]" office:value-type="float" office:value="1" calcext:value-type="float">
            <text:p>1</text:p>
          </table:table-cell>
          <table:table-cell table:style-name="ce5" office:value-type="float" office:value="-104" calcext:value-type="float">
            <text:p>-104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1-[.I107]/[.H107]" office:value-type="float" office:value="1" calcext:value-type="float">
            <text:p>1</text:p>
          </table:table-cell>
          <table:table-cell table:style-name="ce14" office:value-type="float" office:value="-108" calcext:value-type="float">
            <text:p>-1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1-[.D108]/[.C108]" office:value-type="float" office:value="0.671052631578947" calcext:value-type="float">
            <text:p>0,671052631578947</text:p>
          </table:table-cell>
          <table:table-cell table:style-name="ce5" office:value-type="float" office:value="-103" calcext:value-type="float">
            <text:p>-10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1-[.I108]/[.H108]" office:value-type="float" office:value="0.662337662337662" calcext:value-type="float">
            <text:p>0,662337662337662</text:p>
          </table:table-cell>
          <table:table-cell table:style-name="ce14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11]/[.C111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I111]/[.H111]" office:value-type="float" office:value="1" calcext:value-type="float">
            <text:p>1</text:p>
          </table:table-cell>
          <table:table-cell table:style-name="ce16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-[.D112]/[.C112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94" calcext:value-type="float">
            <text:p>94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I112]/[.H112]" office:value-type="float" office:value="1" calcext:value-type="float">
            <text:p>1</text:p>
          </table:table-cell>
          <table:table-cell table:style-name="ce16" office:value-type="float" office:value="-103" calcext:value-type="float">
            <text:p>-10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-[.D113]/[.C113]" office:value-type="float" office:value="0.959183673469388" calcext:value-type="float">
            <text:p>0,959183673469388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1-[.I113]/[.H113]" office:value-type="float" office:value="0.971153846153846" calcext:value-type="float">
            <text:p>0,971153846153846</text:p>
          </table:table-cell>
          <table:table-cell table:style-name="ce16" office:value-type="float" office:value="-103" calcext:value-type="float">
            <text:p>-103</text:p>
          </table:table-cell>
          <table:table-cell table:number-columns-repeated="11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24" office:value-type="float" office:value="90" calcext:value-type="float">
            <text:p>9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8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style-name="Default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22]/[.C122]" office:value-type="float" office:value="1" calcext:value-type="float">
            <text:p>1</text:p>
          </table:table-cell>
          <table:table-cell table:style-name="ce5" office:value-type="float" office:value="-106" calcext:value-type="float">
            <text:p>-10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I122]/[.H122]" office:value-type="float" office:value="1" calcext:value-type="float">
            <text:p>1</text:p>
          </table:table-cell>
          <table:table-cell table:style-name="ce14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1-[.D123]/[.C123]" office:value-type="float" office:value="1" calcext:value-type="float">
            <text:p>1</text:p>
          </table:table-cell>
          <table:table-cell table:style-name="ce5" office:value-type="float" office:value="-101" calcext:value-type="float">
            <text:p>-101</text:p>
          </table:table-cell>
          <table:table-cell table:style-name="ce14" office:value-type="float" office:value="94" calcext:value-type="float">
            <text:p>9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I123]/[.H123]" office:value-type="float" office:value="1" calcext:value-type="float">
            <text:p>1</text:p>
          </table:table-cell>
          <table:table-cell table:style-name="ce14" office:value-type="float" office:value="-104" calcext:value-type="float">
            <text:p>-10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-[.D124]/[.C124]" office:value-type="float" office:value="0.869565217391304" calcext:value-type="float">
            <text:p>0,869565217391304</text:p>
          </table:table-cell>
          <table:table-cell table:style-name="ce5" office:value-type="string" calcext:value-type="string">
            <text:p>-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formula="of:=1-[.I124]/[.H124]" office:value-type="float" office:value="0.169811320754717" calcext:value-type="float">
            <text:p>0,169811320754717</text:p>
          </table:table-cell>
          <table:table-cell table:style-name="ce14" office:value-type="string" calcext:value-type="string">
            <text:p>-</text:p>
          </table:table-cell>
          <table:table-cell table:number-columns-repeated="11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27]/[.C127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I127]/[.H127]" office:value-type="float" office:value="1" calcext:value-type="float">
            <text:p>1</text:p>
          </table:table-cell>
          <table:table-cell table:style-name="ce16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-[.D128]/[.C128]" office:value-type="float" office:value="1" calcext:value-type="float">
            <text:p>1</text:p>
          </table:table-cell>
          <table:table-cell table:style-name="ce7" office:value-type="float" office:value="-102" calcext:value-type="float">
            <text:p>-102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I128]/[.H128]" office:value-type="float" office:value="1" calcext:value-type="float">
            <text:p>1</text:p>
          </table:table-cell>
          <table:table-cell table:style-name="ce16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table:style-name="ce7" table:formula="of:=1-[.D129]/[.C129]" office:value-type="float" office:value="0.844444444444444" calcext:value-type="float">
            <text:p>0,844444444444444</text:p>
          </table:table-cell>
          <table:table-cell table:style-name="ce7" office:value-type="string" calcext:value-type="string">
            <text:p>-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1-[.I129]/[.H129]" office:value-type="float" office:value="0.648648648648649" calcext:value-type="float">
            <text:p>0,648648648648649</text:p>
          </table:table-cell>
          <table:table-cell table:style-name="ce16" office:value-type="string" calcext:value-type="string">
            <text:p>-</text:p>
          </table:table-cell>
          <table:table-cell table:number-columns-repeated="11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24" office:value-type="float" office:value="110" calcext:value-type="float">
            <text:p>11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8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3">
          <table:table-cell table:style-name="ce20" office:value-type="string" calcext:value-type="string">
            <text:p>Tests from 10.08.2022/11.08.2022</text:p>
          </table:table-cell>
          <table:table-cell table:style-name="Default"/>
          <table:table-cell table:number-columns-repeated="7"/>
          <table:table-cell table:style-name="ce20" office:value-type="string" calcext:value-type="string">
            <text:p>Tests from 10.08.2022/11.08.202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style-name="Default"/>
          <table:table-cell table:number-columns-repeated="7"/>
          <table:table-cell table:style-name="ce1" office:value-type="string" calcext:value-type="string">
            <text:p>Tests with no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 1</text:p>
          </table:table-cell>
          <table:table-cell table:style-name="ce5" office:value-type="string" calcext:value-type="string">
            <text:p>packets lost 1</text:p>
          </table:table-cell>
          <table:table-cell table:style-name="ce5" office:value-type="string" calcext:value-type="string">
            <text:p>packets retrans. 1</text:p>
          </table:table-cell>
          <table:table-cell table:style-name="ce5" office:value-type="string" calcext:value-type="string">
            <text:p>pdr 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</text:p>
          </table:table-cell>
          <table:table-cell table:style-name="ce14" office:value-type="string" calcext:value-type="string">
            <text:p>packets lost 2</text:p>
          </table:table-cell>
          <table:table-cell table:style-name="ce14" office:value-type="string" calcext:value-type="string">
            <text:p>packets retrans. 2</text:p>
          </table:table-cell>
          <table:table-cell table:style-name="ce14" office:value-type="string" calcext:value-type="string">
            <text:p>pdr 2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39]/[.C139]" office:value-type="float" office:value="0.990909090909091" calcext:value-type="float">
            <text:p>0,990909090909091</text:p>
          </table:table-cell>
          <table:table-cell table:style-name="ce5" office:value-type="float" office:value="-98" calcext:value-type="float">
            <text:p>-98</text:p>
          </table:table-cell>
          <table:table-cell table:style-name="ce30" office:value-type="date" office:date-value="2022-08-10" calcext:value-type="date">
            <text:p>10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139]/[.L139]" office:value-type="float" office:value="0.995475113122172" calcext:value-type="float">
            <text:p>0,995475113122172</text:p>
          </table:table-cell>
          <table:table-cell table:style-name="ce14" office:value-type="float" office:value="-98" calcext:value-type="float">
            <text:p>-98</text:p>
          </table:table-cell>
          <table:table-cell table:style-name="ce30" office:value-type="date" office:date-value="2022-08-10" calcext:value-type="date">
            <text:p>10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1-[.D140]/[.C140]" office:value-type="float" office:value="1" calcext:value-type="float">
            <text:p>1</text:p>
          </table:table-cell>
          <table:table-cell table:style-name="ce5" office:value-type="float" office:value="-100" calcext:value-type="float">
            <text:p>-100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14" office:value-type="float" office:value="221" calcext:value-type="float">
            <text:p>22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M140]/[.L140]" office:value-type="float" office:value="1" calcext:value-type="float">
            <text:p>1</text:p>
          </table:table-cell>
          <table:table-cell table:style-name="ce14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1-[.D141]/[.C141]" office:value-type="float" office:value="1" calcext:value-type="float">
            <text:p>1</text:p>
          </table:table-cell>
          <table:table-cell table:style-name="ce5" office:value-type="float" office:value="-104" calcext:value-type="float">
            <text:p>-104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14" office:value-type="float" office:value="207" calcext:value-type="float">
            <text:p>20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1-[.M141]/[.L141]" office:value-type="float" office:value="1" calcext:value-type="float">
            <text:p>1</text:p>
          </table:table-cell>
          <table:table-cell table:style-name="ce14" office:value-type="float" office:value="-102" calcext:value-type="float">
            <text:p>-102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 3</text:p>
          </table:table-cell>
          <table:table-cell table:style-name="ce7" office:value-type="string" calcext:value-type="string">
            <text:p>packets lost 3</text:p>
          </table:table-cell>
          <table:table-cell table:style-name="ce7" office:value-type="string" calcext:value-type="string">
            <text:p>packets retrans. 3</text:p>
          </table:table-cell>
          <table:table-cell table:style-name="ce7" office:value-type="string" calcext:value-type="string">
            <text:p>pdr 3</text:p>
          </table:table-cell>
          <table:table-cell table:style-name="ce7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</text:p>
          </table:table-cell>
          <table:table-cell table:style-name="ce16" office:value-type="string" calcext:value-type="string">
            <text:p>packets lost 4</text:p>
          </table:table-cell>
          <table:table-cell table:style-name="ce16" office:value-type="string" calcext:value-type="string">
            <text:p>packets retrans. 4</text:p>
          </table:table-cell>
          <table:table-cell table:style-name="ce16" office:value-type="string" calcext:value-type="string">
            <text:p>pdr 4</text:p>
          </table:table-cell>
          <table:table-cell table:style-name="ce16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44]/[.C144]" office:value-type="float" office:value="0.933014354066986" calcext:value-type="float">
            <text:p>0,933014354066986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10" calcext:value-type="date">
            <text:p>10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144]/[.L144]" office:value-type="float" office:value="0.995475113122172" calcext:value-type="float">
            <text:p>0,995475113122172</text:p>
          </table:table-cell>
          <table:table-cell table:style-name="ce16" office:value-type="float" office:value="-97" calcext:value-type="float">
            <text:p>-97</text:p>
          </table:table-cell>
          <table:table-cell table:style-name="ce30" office:value-type="date" office:date-value="2022-08-10" calcext:value-type="date">
            <text:p>10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7" office:value-type="float" office:value="222" calcext:value-type="float">
            <text:p>22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-[.D145]/[.C145]" office:value-type="float" office:value="1" calcext:value-type="float">
            <text:p>1</text:p>
          </table:table-cell>
          <table:table-cell table:style-name="ce7" office:value-type="float" office:value="-100" calcext:value-type="float">
            <text:p>-100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16" office:value-type="float" office:value="221" calcext:value-type="float">
            <text:p>22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M145]/[.L145]" office:value-type="float" office:value="1" calcext:value-type="float">
            <text:p>1</text:p>
          </table:table-cell>
          <table:table-cell table:style-name="ce16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-[.D146]/[.C146]" office:value-type="float" office:value="1" calcext:value-type="float">
            <text:p>1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1-[.M146]/[.L146]" office:value-type="float" office:value="1" calcext:value-type="float">
            <text:p>1</text:p>
          </table:table-cell>
          <table:table-cell table:style-name="ce16" office:value-type="float" office:value="-103" calcext:value-type="float">
            <text:p>-103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3"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24" office:value-type="float" office:value="13" calcext:value-type="float">
            <text:p>13</text:p>
          </table:table-cell>
          <table:table-cell table:style-name="ce30" office:value-type="date" office:date-value="2022-08-10" calcext:value-type="date">
            <text:p>10.08.22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3"/>
          <table:table-cell table:style-name="ce2"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24" office:value-type="float" office:value="5" calcext:value-type="float">
            <text:p>5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3"/>
          <table:table-cell table:style-name="ce2"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24" office:value-type="float" office:value="27" calcext:value-type="float">
            <text:p>27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3"/>
          <table:table-cell table:style-name="ce2"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0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style-name="Default"/>
          <table:table-cell table:number-columns-repeated="7"/>
          <table:table-cell table:style-name="ce1" office:value-type="string" calcext:value-type="string">
            <text:p>Tests with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 1.1</text:p>
          </table:table-cell>
          <table:table-cell table:style-name="ce5" office:value-type="string" calcext:value-type="string">
            <text:p>packets lost 1.1</text:p>
          </table:table-cell>
          <table:table-cell table:style-name="ce5" office:value-type="string" calcext:value-type="string">
            <text:p>packets retrans. 1.1</text:p>
          </table:table-cell>
          <table:table-cell table:style-name="ce5" office:value-type="string" calcext:value-type="string">
            <text:p>pdr 1.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.1</text:p>
          </table:table-cell>
          <table:table-cell table:style-name="ce14" office:value-type="string" calcext:value-type="string">
            <text:p>packets lost 2.1</text:p>
          </table:table-cell>
          <table:table-cell table:style-name="ce14" office:value-type="string" calcext:value-type="string">
            <text:p>packets retrans. 2.1</text:p>
          </table:table-cell>
          <table:table-cell table:style-name="ce14" office:value-type="string" calcext:value-type="string">
            <text:p>pdr 2.1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55]/[.C155]" office:value-type="float" office:value="0.995475113122172" calcext:value-type="float">
            <text:p>0,995475113122172</text:p>
          </table:table-cell>
          <table:table-cell table:style-name="ce5" office:value-type="float" office:value="-112" calcext:value-type="float">
            <text:p>-112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155]/[.L155]" office:value-type="float" office:value="1" calcext:value-type="float">
            <text:p>1</text:p>
          </table:table-cell>
          <table:table-cell table:style-name="ce14" office:value-type="float" office:value="-98" calcext:value-type="float">
            <text:p>-98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1-[.D156]/[.C156]" office:value-type="float" office:value="1" calcext:value-type="float">
            <text:p>1</text:p>
          </table:table-cell>
          <table:table-cell table:style-name="ce5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14" office:value-type="float" office:value="223" calcext:value-type="float">
            <text:p>22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M156]/[.L156]" office:value-type="float" office:value="1" calcext:value-type="float">
            <text:p>1</text:p>
          </table:table-cell>
          <table:table-cell table:style-name="ce14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style-name="ce5" table:formula="of:=1-[.D157]/[.C157]" office:value-type="float" office:value="1" calcext:value-type="float">
            <text:p>1</text:p>
          </table:table-cell>
          <table:table-cell table:style-name="ce5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14" office:value-type="float" office:value="227" calcext:value-type="float">
            <text:p>22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formula="of:=1-[.M157]/[.L157]" office:value-type="float" office:value="1" calcext:value-type="float">
            <text:p>1</text:p>
          </table:table-cell>
          <table:table-cell table:style-name="ce14" office:value-type="float" office:value="-108" calcext:value-type="float">
            <text:p>-108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 3.1</text:p>
          </table:table-cell>
          <table:table-cell table:style-name="ce7" office:value-type="string" calcext:value-type="string">
            <text:p>packets lost 3.1</text:p>
          </table:table-cell>
          <table:table-cell table:style-name="ce7" office:value-type="string" calcext:value-type="string">
            <text:p>packets retrans. 3.1</text:p>
          </table:table-cell>
          <table:table-cell table:style-name="ce7" office:value-type="string" calcext:value-type="string">
            <text:p>pdr 3.1</text:p>
          </table:table-cell>
          <table:table-cell table:style-name="ce7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.1</text:p>
          </table:table-cell>
          <table:table-cell table:style-name="ce16" office:value-type="string" calcext:value-type="string">
            <text:p>packets lost 4.1</text:p>
          </table:table-cell>
          <table:table-cell table:style-name="ce16" office:value-type="string" calcext:value-type="string">
            <text:p>packets retrans. 4.1</text:p>
          </table:table-cell>
          <table:table-cell table:style-name="ce16" office:value-type="string" calcext:value-type="string">
            <text:p>pdr 4.1</text:p>
          </table:table-cell>
          <table:table-cell table:style-name="ce16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60]/[.C160]" office:value-type="float" office:value="0.948837209302326" calcext:value-type="float">
            <text:p>0,948837209302326</text:p>
          </table:table-cell>
          <table:table-cell table:style-name="ce7" office:value-type="float" office:value="-97" calcext:value-type="float">
            <text:p>-97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160]/[.L160]" office:value-type="float" office:value="1" calcext:value-type="float">
            <text:p>1</text:p>
          </table:table-cell>
          <table:table-cell table:style-name="ce16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-[.D161]/[.C161]" office:value-type="float" office:value="1" calcext:value-type="float">
            <text:p>1</text:p>
          </table:table-cell>
          <table:table-cell table:style-name="ce7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16" office:value-type="float" office:value="226" calcext:value-type="float">
            <text:p>22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M161]/[.L161]" office:value-type="float" office:value="1" calcext:value-type="float">
            <text:p>1</text:p>
          </table:table-cell>
          <table:table-cell table:style-name="ce16" office:value-type="float" office:value="-100" calcext:value-type="float">
            <text:p>-100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1-[.D162]/[.C162]" office:value-type="float" office:value="1" calcext:value-type="float">
            <text:p>1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formula="of:=1-[.M162]/[.L162]" office:value-type="float" office:value="1" calcext:value-type="float">
            <text:p>1</text:p>
          </table:table-cell>
          <table:table-cell table:style-name="ce16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dat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24" office:value-type="float" office:value="6" calcext:value-type="float">
            <text:p>6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24" office:value-type="float" office:value="47" calcext:value-type="float">
            <text:p>47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9"/>
        </table:table-row>
        <table:table-row table:style-name="ro2" table:number-rows-repeated="68">
          <table:table-cell table:style-name="Default" table:number-columns-repeated="2"/>
          <table:table-cell table:number-columns-repeated="21"/>
        </table:table-row>
        <table:table-row table:style-name="ro3">
          <table:table-cell table:style-name="ce20" office:value-type="string" calcext:value-type="string">
            <text:p>Tests from 17.08.2022 with noise signal every 500 ms</text:p>
          </table:table-cell>
          <table:table-cell table:style-name="Default"/>
          <table:table-cell table:number-columns-repeated="7"/>
          <table:table-cell table:style-name="ce20" office:value-type="string" calcext:value-type="string">
            <text:p>Tests from 17.08.2022 <text:s/>with noise signal every 500 ms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style-name="Default"/>
          <table:table-cell table:number-columns-repeated="7"/>
          <table:table-cell table:style-name="ce1" office:value-type="string" calcext:value-type="string">
            <text:p>Tests with no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 1</text:p>
          </table:table-cell>
          <table:table-cell table:style-name="ce5" office:value-type="string" calcext:value-type="string">
            <text:p>packets lost 1</text:p>
          </table:table-cell>
          <table:table-cell table:style-name="ce5" office:value-type="string" calcext:value-type="string">
            <text:p>packets retrans. 1</text:p>
          </table:table-cell>
          <table:table-cell table:style-name="ce5" office:value-type="string" calcext:value-type="string">
            <text:p>pdr 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</text:p>
          </table:table-cell>
          <table:table-cell table:style-name="ce14" office:value-type="string" calcext:value-type="string">
            <text:p>packets lost 2</text:p>
          </table:table-cell>
          <table:table-cell table:style-name="ce14" office:value-type="string" calcext:value-type="string">
            <text:p>packets retrans. 2</text:p>
          </table:table-cell>
          <table:table-cell table:style-name="ce14" office:value-type="string" calcext:value-type="string">
            <text:p>pdr 2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239]/[.C239]" office:value-type="float" office:value="0.804347826086956" calcext:value-type="float">
            <text:p>0,804347826086956</text:p>
          </table:table-cell>
          <table:table-cell table:style-name="ce5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239]/[.L239]" office:value-type="float" office:value="0.513513513513513" calcext:value-type="float">
            <text:p>0,513513513513513</text:p>
          </table:table-cell>
          <table:table-cell table:style-name="ce14" office:value-type="float" office:value="-110" calcext:value-type="float">
            <text:p>-110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1-[.D240]/[.C240]" office:value-type="float" office:value="1" calcext:value-type="float">
            <text:p>1</text:p>
          </table:table-cell>
          <table:table-cell table:style-name="ce5" office:value-type="float" office:value="-100" calcext:value-type="float">
            <text:p>-100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1-[.M240]/[.L240]" office:value-type="float" office:value="1" calcext:value-type="float">
            <text:p>1</text:p>
          </table:table-cell>
          <table:table-cell table:style-name="ce14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1-[.D241]/[.C241]" office:value-type="float" office:value="1" calcext:value-type="float">
            <text:p>1</text:p>
          </table:table-cell>
          <table:table-cell table:style-name="ce5" office:value-type="float" office:value="-94" calcext:value-type="float">
            <text:p>-94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1-[.M241]/[.L241]" office:value-type="float" office:value="1" calcext:value-type="float">
            <text:p>1</text:p>
          </table:table-cell>
          <table:table-cell table:style-name="ce14" office:value-type="float" office:value="-108" calcext:value-type="float">
            <text:p>-108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 3</text:p>
          </table:table-cell>
          <table:table-cell table:style-name="ce7" office:value-type="string" calcext:value-type="string">
            <text:p>packets lost 3</text:p>
          </table:table-cell>
          <table:table-cell table:style-name="ce7" office:value-type="string" calcext:value-type="string">
            <text:p>packets retrans. 3</text:p>
          </table:table-cell>
          <table:table-cell table:style-name="ce7" office:value-type="string" calcext:value-type="string">
            <text:p>pdr 3</text:p>
          </table:table-cell>
          <table:table-cell table:style-name="ce7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</text:p>
          </table:table-cell>
          <table:table-cell table:style-name="ce16" office:value-type="string" calcext:value-type="string">
            <text:p>packets lost 4</text:p>
          </table:table-cell>
          <table:table-cell table:style-name="ce16" office:value-type="string" calcext:value-type="string">
            <text:p>packets retrans. 4</text:p>
          </table:table-cell>
          <table:table-cell table:style-name="ce16" office:value-type="string" calcext:value-type="string">
            <text:p>pdr 4</text:p>
          </table:table-cell>
          <table:table-cell table:style-name="ce16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244]/[.C244]" office:value-type="float" office:value="0.962962962962963" calcext:value-type="float">
            <text:p>0,962962962962963</text:p>
          </table:table-cell>
          <table:table-cell table:style-name="ce7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244]/[.L244]" office:value-type="float" office:value="0.777777777777778" calcext:value-type="float">
            <text:p>0,777777777777778</text:p>
          </table:table-cell>
          <table:table-cell table:style-name="ce16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-[.D245]/[.C245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1-[.M245]/[.L245]" office:value-type="float" office:value="1" calcext:value-type="float">
            <text:p>1</text:p>
          </table:table-cell>
          <table:table-cell table:style-name="ce16" office:value-type="float" office:value="-101" calcext:value-type="float">
            <text:p>-101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1-[.D246]/[.C246]" office:value-type="float" office:value="1" calcext:value-type="float">
            <text:p>1</text:p>
          </table:table-cell>
          <table:table-cell table:style-name="ce7" office:value-type="float" office:value="-106" calcext:value-type="float">
            <text:p>-106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1-[.M246]/[.L246]" office:value-type="float" office:value="1" calcext:value-type="float">
            <text:p>1</text:p>
          </table:table-cell>
          <table:table-cell table:style-name="ce16" office:value-type="float" office:value="-101" calcext:value-type="float">
            <text:p>-101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no. of noise msgs</text:p>
          </table:table-cell>
          <table:table-cell table:style-name="ce2" office:value-type="string" calcext:value-type="string">
            <text:p>date</text:p>
          </table:table-cell>
          <table:table-cell table:number-columns-repeated="2"/>
          <table:table-cell table:style-name="ce10" office:value-type="string" calcext:value-type="string">
            <text:p>Board 1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24" office:value-type="float" office:value="31" calcext:value-type="float">
            <text:p>31</text:p>
          </table:table-cell>
          <table:table-cell table:style-name="ce34" office:value-type="float" office:value="1715" calcext:value-type="float">
            <text:p>1715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2"/>
          <table:table-cell table:style-name="ce11" office:value-type="string" calcext:value-type="string">
            <text:p>Board 2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24" office:value-type="float" office:value="28" calcext:value-type="float">
            <text:p>28</text:p>
          </table:table-cell>
          <table:table-cell table:style-name="ce34" office:value-type="float" office:value="1616" calcext:value-type="float">
            <text:p>1616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2"/>
          <table:table-cell table:style-name="ce12" office:value-type="string" calcext:value-type="string">
            <text:p>Board 3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24" office:value-type="float" office:value="64" calcext:value-type="float">
            <text:p>64</text:p>
          </table:table-cell>
          <table:table-cell table:style-name="ce34" office:value-type="float" office:value="1576" calcext:value-type="float">
            <text:p>1576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2"/>
          <table:table-cell table:style-name="ce13" office:value-type="string" calcext:value-type="string">
            <text:p>Board 4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3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style-name="Default"/>
          <table:table-cell table:number-columns-repeated="7"/>
          <table:table-cell table:style-name="ce1" office:value-type="string" calcext:value-type="string">
            <text:p>Tests with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 1.1</text:p>
          </table:table-cell>
          <table:table-cell table:style-name="ce5" office:value-type="string" calcext:value-type="string">
            <text:p>packets lost 1.1</text:p>
          </table:table-cell>
          <table:table-cell table:style-name="ce5" office:value-type="string" calcext:value-type="string">
            <text:p>packets retrans. 1.1</text:p>
          </table:table-cell>
          <table:table-cell table:style-name="ce5" office:value-type="string" calcext:value-type="string">
            <text:p>pdr 1.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.1</text:p>
          </table:table-cell>
          <table:table-cell table:style-name="ce14" office:value-type="string" calcext:value-type="string">
            <text:p>packets lost 2.1</text:p>
          </table:table-cell>
          <table:table-cell table:style-name="ce14" office:value-type="string" calcext:value-type="string">
            <text:p>packets retrans. 2.1</text:p>
          </table:table-cell>
          <table:table-cell table:style-name="ce14" office:value-type="string" calcext:value-type="string">
            <text:p>pdr 2.1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255]/[.C255]" office:value-type="float" office:value="0.869565217391304" calcext:value-type="float">
            <text:p>0,869565217391304</text:p>
          </table:table-cell>
          <table:table-cell table:style-name="ce5" office:value-type="float" office:value="-100" calcext:value-type="float">
            <text:p>-100</text:p>
          </table:table-cell>
          <table:table-cell table:style-name="ce30" office:value-type="date" office:date-value="2022-08-17" calcext:value-type="date">
            <text:p>17.08.22</text:p>
          </table:table-cell>
          <table:table-cell table:style-name="ce2"/>
          <table:table-cell table:style-name="ce4"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255]/[.L255]" office:value-type="float" office:value="0.707317073170732" calcext:value-type="float">
            <text:p>0,707317073170732</text:p>
          </table:table-cell>
          <table:table-cell table:style-name="ce14" office:value-type="float" office:value="-103" calcext:value-type="float">
            <text:p>-103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-[.D256]/[.C256]" office:value-type="float" office:value="1" calcext:value-type="float">
            <text:p>1</text:p>
          </table:table-cell>
          <table:table-cell table:style-name="ce5" office:value-type="float" office:value="-108" calcext:value-type="float">
            <text:p>-108</text:p>
          </table:table-cell>
          <table:table-cell table:style-name="ce30" office:value-type="date" office:date-value="2022-08-17" calcext:value-type="date">
            <text:p>17.08.22</text:p>
          </table:table-cell>
          <table:table-cell table:style-name="ce2"/>
          <table:table-cell table:style-name="ce4"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1-[.M256]/[.L256]" office:value-type="float" office:value="1" calcext:value-type="float">
            <text:p>1</text:p>
          </table:table-cell>
          <table:table-cell table:style-name="ce14" office:value-type="float" office:value="-100" calcext:value-type="float">
            <text:p>-100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6M00S" calcext:value-type="time">
            <text:p>13:26:00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1-[.D257]/[.C257]" office:value-type="float" office:value="1" calcext:value-type="float">
            <text:p>1</text:p>
          </table:table-cell>
          <table:table-cell table:style-name="ce5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 table:style-name="ce2"/>
          <table:table-cell table:style-name="ce4" office:value-type="string" calcext:value-type="string">
            <text:p>back-off</text:p>
          </table:table-cell>
          <table:table-cell table:style-name="ce4" office:value-type="time" office:time-value="PT13H26M00S" calcext:value-type="time">
            <text:p>13:26:00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formula="of:=1-[.M257]/[.L257]" office:value-type="float" office:value="1" calcext:value-type="float">
            <text:p>1</text:p>
          </table:table-cell>
          <table:table-cell table:style-name="ce14" office:value-type="float" office:value="-110" calcext:value-type="float">
            <text:p>-110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 3.1</text:p>
          </table:table-cell>
          <table:table-cell table:style-name="ce7" office:value-type="string" calcext:value-type="string">
            <text:p>packets lost 3.1</text:p>
          </table:table-cell>
          <table:table-cell table:style-name="ce7" office:value-type="string" calcext:value-type="string">
            <text:p>packets retrans. 3.1</text:p>
          </table:table-cell>
          <table:table-cell table:style-name="ce7" office:value-type="string" calcext:value-type="string">
            <text:p>pdr 3.1</text:p>
          </table:table-cell>
          <table:table-cell table:style-name="ce7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.1</text:p>
          </table:table-cell>
          <table:table-cell table:style-name="ce16" office:value-type="string" calcext:value-type="string">
            <text:p>packets lost 4.1</text:p>
          </table:table-cell>
          <table:table-cell table:style-name="ce16" office:value-type="string" calcext:value-type="string">
            <text:p>packets retrans. 4.1</text:p>
          </table:table-cell>
          <table:table-cell table:style-name="ce16" office:value-type="string" calcext:value-type="string">
            <text:p>pdr 4.1</text:p>
          </table:table-cell>
          <table:table-cell table:style-name="ce16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260]/[.C260]" office:value-type="float" office:value="0.962962962962963" calcext:value-type="float">
            <text:p>0,962962962962963</text:p>
          </table:table-cell>
          <table:table-cell table:style-name="ce7" office:value-type="float" office:value="-101" calcext:value-type="float">
            <text:p>-101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260]/[.L260]" office:value-type="float" office:value="0.697674418604651" calcext:value-type="float">
            <text:p>0,697674418604651</text:p>
          </table:table-cell>
          <table:table-cell table:style-name="ce16" office:value-type="float" office:value="-108" calcext:value-type="float">
            <text:p>-108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-[.D261]/[.C261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1-[.M261]/[.L261]" office:value-type="float" office:value="1" calcext:value-type="float">
            <text:p>1</text:p>
          </table:table-cell>
          <table:table-cell table:style-name="ce16" office:value-type="float" office:value="-108" calcext:value-type="float">
            <text:p>-108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6M00S" calcext:value-type="time">
            <text:p>13:26:0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-[.D262]/[.C262]" office:value-type="float" office:value="1" calcext:value-type="float">
            <text:p>1</text:p>
          </table:table-cell>
          <table:table-cell table:style-name="ce7" office:value-type="float" office:value="-101" calcext:value-type="float">
            <text:p>-101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3H26M00S" calcext:value-type="time">
            <text:p>13:26:00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1-[.M262]/[.L262]" office:value-type="float" office:value="1" calcext:value-type="float">
            <text:p>1</text:p>
          </table:table-cell>
          <table:table-cell table:style-name="ce16" office:value-type="float" office:value="-98" calcext:value-type="float">
            <text:p>-98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no. of noise msgs</text:p>
          </table:table-cell>
          <table:table-cell table:style-name="ce2" office:value-type="string" calcext:value-type="string">
            <text:p>d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24" office:value-type="float" office:value="22" calcext:value-type="float">
            <text:p>22</text:p>
          </table:table-cell>
          <table:table-cell table:style-name="ce34" office:value-type="float" office:value="1736" calcext:value-type="float">
            <text:p>1736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24" office:value-type="float" office:value="52" calcext:value-type="float">
            <text:p>52</text:p>
          </table:table-cell>
          <table:table-cell table:style-name="ce34" office:value-type="float" office:value="1712" calcext:value-type="float">
            <text:p>1712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6M00S" calcext:value-type="time">
            <text:p>13:26:00</text:p>
          </table:table-cell>
          <table:table-cell table:style-name="ce24" office:value-type="float" office:value="78" calcext:value-type="float">
            <text:p>78</text:p>
          </table:table-cell>
          <table:table-cell table:style-name="ce34" office:value-type="float" office:value="1791" calcext:value-type="float">
            <text:p>1791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.00.0000</text:date>, <text:time style:data-style-name="N2" text:time-value="14:17:21.30850124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0:44:41.676118206</meta:creation-date>
    <dc:date>2022-08-17T14:20:12.545509798</dc:date>
    <meta:editing-duration>PT14H44M56S</meta:editing-duration>
    <meta:editing-cycles>105</meta:editing-cycles>
    <meta:generator>LibreOffice/6.4.7.2$Linux_X86_64 LibreOffice_project/40$Build-2</meta:generator>
    <meta:document-statistic meta:table-count="1" meta:cell-count="1866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069cm" svg:height="11.851cm" xlink:href=".." xlink:type="simple" chart:class="chart:bar" chart:style-name="ch1">
        <chart:title svg:x="9.048cm" svg:y="0.373cm" chart:style-name="ch2">
          <text:p>Packages lost</text:p>
        </chart:title>
        <chart:subtitle svg:x="5.913cm" svg:y="1.389cm" chart:style-name="ch3">
          <text:p>Green data withou mismatch, red data with mismatch</text:p>
        </chart:subtitle>
        <chart:legend chart:legend-position="end" svg:x="17.853cm" svg:y="3.883cm" style:legend-expansion="high" chart:style-name="ch4"/>
        <chart:plot-area chart:style-name="ch5" table:cell-range-address="Tabelle1.A139:Tabelle1.A141 Tabelle1.D138:Tabelle1.D141 Tabelle1.M138:Tabelle1.M141 Tabelle1.D143:Tabelle1.D146 Tabelle1.M143:Tabelle1.M146 Tabelle1.D154:Tabelle1.D157 Tabelle1.M154:Tabelle1.M157 Tabelle1.D159:Tabelle1.D162 Tabelle1.M159:Tabelle1.M162" chart:data-source-has-labels="both" svg:x="1.432cm" svg:y="2.309cm" svg:width="16cm" svg:height="8.324cm">
          <chartooo:coordinate-region svg:x="2.053cm" svg:y="2.508cm" svg:width="15.379cm" svg:height="7.478cm"/>
          <chart:axis chart:dimension="x" chart:name="primary-x" chart:style-name="ch6" chartooo:axis-type="auto">
            <chartooo:date-scale/>
            <chart:title svg:x="8.872cm" svg:y="10.87cm" chart:style-name="ch7">
              <text:p>Setups</text:p>
            </chart:title>
            <chart:categories table:cell-range-address="Tabelle1.A139:Tabelle1.A141"/>
          </chart:axis>
          <chart:axis chart:dimension="y" chart:name="primary-y" chart:style-name="ch8">
            <chart:title svg:x="0.451cm" svg:y="7.534cm" chart:style-name="ch9">
              <text:p>Packages lost</text:p>
            </chart:title>
            <chart:grid chart:style-name="ch10" chart:class="major"/>
          </chart:axis>
          <chart:series chart:style-name="ch11" chart:values-cell-range-address="Tabelle1.D139:Tabelle1.D141" chart:label-cell-address="Tabelle1.D138:Tabelle1.D138" chart:class="chart:bar">
            <chart:data-point chart:repeated="3"/>
          </chart:series>
          <chart:series chart:style-name="ch12" chart:values-cell-range-address="Tabelle1.M139:Tabelle1.M141" chart:label-cell-address="Tabelle1.M138:Tabelle1.M138" chart:class="chart:bar">
            <chart:data-point chart:repeated="3"/>
          </chart:series>
          <chart:series chart:style-name="ch13" chart:values-cell-range-address="Tabelle1.D144:Tabelle1.D146" chart:label-cell-address="Tabelle1.D143:Tabelle1.D143" chart:class="chart:bar">
            <chart:data-point chart:repeated="3"/>
          </chart:series>
          <chart:series chart:style-name="ch14" chart:values-cell-range-address="Tabelle1.M144:Tabelle1.M146" chart:label-cell-address="Tabelle1.M143:Tabelle1.M143" chart:class="chart:bar">
            <chart:data-point chart:repeated="3"/>
          </chart:series>
          <chart:series chart:style-name="ch15" chart:values-cell-range-address="Tabelle1.D155:Tabelle1.D157" chart:label-cell-address="Tabelle1.D154:Tabelle1.D154" chart:class="chart:bar">
            <chart:data-point chart:repeated="3"/>
          </chart:series>
          <chart:series chart:style-name="ch16" chart:values-cell-range-address="Tabelle1.M155:Tabelle1.M157" chart:label-cell-address="Tabelle1.M154:Tabelle1.M154" chart:class="chart:bar">
            <chart:data-point chart:repeated="3"/>
          </chart:series>
          <chart:series chart:style-name="ch17" chart:values-cell-range-address="Tabelle1.D160:Tabelle1.D162" chart:label-cell-address="Tabelle1.D159:Tabelle1.D159" chart:class="chart:bar">
            <chart:data-point chart:repeated="3"/>
          </chart:series>
          <chart:series chart:style-name="ch18" chart:values-cell-range-address="Tabelle1.M160:Tabelle1.M162" chart:label-cell-address="Tabelle1.M159:Tabelle1.M1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lost 1</text:p>
                <draw:g>
                  <svg:desc>Tabelle1.D138:Tabelle1.D138</svg:desc>
                </draw:g>
              </table:table-cell>
              <table:table-cell office:value-type="string">
                <text:p>packets lost 2</text:p>
                <draw:g>
                  <svg:desc>Tabelle1.M138:Tabelle1.M138</svg:desc>
                </draw:g>
              </table:table-cell>
              <table:table-cell office:value-type="string">
                <text:p>packets lost 3</text:p>
                <draw:g>
                  <svg:desc>Tabelle1.D143:Tabelle1.D143</svg:desc>
                </draw:g>
              </table:table-cell>
              <table:table-cell office:value-type="string">
                <text:p>packets lost 4</text:p>
                <draw:g>
                  <svg:desc>Tabelle1.M143:Tabelle1.M143</svg:desc>
                </draw:g>
              </table:table-cell>
              <table:table-cell office:value-type="string">
                <text:p>packets lost 1.1</text:p>
                <draw:g>
                  <svg:desc>Tabelle1.D154:Tabelle1.D154</svg:desc>
                </draw:g>
              </table:table-cell>
              <table:table-cell office:value-type="string">
                <text:p>packets lost 2.1</text:p>
                <draw:g>
                  <svg:desc>Tabelle1.M154:Tabelle1.M154</svg:desc>
                </draw:g>
              </table:table-cell>
              <table:table-cell office:value-type="string">
                <text:p>packets lost 3.1</text:p>
                <draw:g>
                  <svg:desc>Tabelle1.D159:Tabelle1.D159</svg:desc>
                </draw:g>
              </table:table-cell>
              <table:table-cell office:value-type="string">
                <text:p>packets lost 4.1</text:p>
                <draw:g>
                  <svg:desc>Tabelle1.M159:Tabelle1.M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139:Tabelle1.A141</svg:desc>
                </draw:g>
              </table:table-cell>
              <table:table-cell office:value-type="float" office:value="2">
                <text:p>2</text:p>
                <draw:g>
                  <svg:desc>Tabelle1.D139:Tabelle1.D141</svg:desc>
                </draw:g>
              </table:table-cell>
              <table:table-cell office:value-type="float" office:value="1">
                <text:p>1</text:p>
                <draw:g>
                  <svg:desc>Tabelle1.M139:Tabelle1.M141</svg:desc>
                </draw:g>
              </table:table-cell>
              <table:table-cell office:value-type="float" office:value="14">
                <text:p>14</text:p>
                <draw:g>
                  <svg:desc>Tabelle1.D144:Tabelle1.D146</svg:desc>
                </draw:g>
              </table:table-cell>
              <table:table-cell office:value-type="float" office:value="1">
                <text:p>1</text:p>
                <draw:g>
                  <svg:desc>Tabelle1.M144:Tabelle1.M146</svg:desc>
                </draw:g>
              </table:table-cell>
              <table:table-cell office:value-type="float" office:value="1">
                <text:p>1</text:p>
                <draw:g>
                  <svg:desc>Tabelle1.D155:Tabelle1.D157</svg:desc>
                </draw:g>
              </table:table-cell>
              <table:table-cell office:value-type="float" office:value="0">
                <text:p>0</text:p>
                <draw:g>
                  <svg:desc>Tabelle1.M155:Tabelle1.M157</svg:desc>
                </draw:g>
              </table:table-cell>
              <table:table-cell office:value-type="float" office:value="11">
                <text:p>11</text:p>
                <draw:g>
                  <svg:desc>Tabelle1.D160:Tabelle1.D162</svg:desc>
                </draw:g>
              </table:table-cell>
              <table:table-cell office:value-type="float" office:value="0">
                <text:p>0</text:p>
                <draw:g>
                  <svg:desc>Tabelle1.M160:Tabelle1.M1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12cm" svg:height="11.88cm" xlink:href=".." xlink:type="simple" chart:class="chart:bar" chart:style-name="ch1">
        <chart:title svg:x="8.585cm" svg:y="0.373cm" chart:style-name="ch2">
          <text:p>Packages received</text:p>
        </chart:title>
        <chart:subtitle svg:x="5.886cm" svg:y="1.389cm" chart:style-name="ch3">
          <text:p>Green data without mismatch, red data with mismatch</text:p>
        </chart:subtitle>
        <chart:legend chart:legend-position="end" svg:x="17.693cm" svg:y="3.898cm" style:legend-expansion="high" chart:style-name="ch4"/>
        <chart:plot-area chart:style-name="ch5" table:cell-range-address="Tabelle1.A139:Tabelle1.A141 Tabelle1.C138:Tabelle1.C141 Tabelle1.L138:Tabelle1.L141 Tabelle1.C143:Tabelle1.C146 Tabelle1.L143:Tabelle1.L146 Tabelle1.C154:Tabelle1.C157 Tabelle1.L154:Tabelle1.L157 Tabelle1.C159:Tabelle1.C162 Tabelle1.L159:Tabelle1.L162" chart:data-source-has-labels="both" svg:x="1.433cm" svg:y="2.309cm" svg:width="15.838cm" svg:height="8.353cm">
          <chartooo:coordinate-region svg:x="2.24cm" svg:y="2.508cm" svg:width="15.031cm" svg:height="7.507cm"/>
          <chart:axis chart:dimension="x" chart:name="primary-x" chart:style-name="ch6" chartooo:axis-type="auto">
            <chartooo:date-scale/>
            <chart:title svg:x="8.792cm" svg:y="10.899cm" chart:style-name="ch7">
              <text:p>Setups</text:p>
            </chart:title>
            <chart:categories table:cell-range-address="Tabelle1.A139:Tabelle1.A141"/>
          </chart:axis>
          <chart:axis chart:dimension="y" chart:name="primary-y" chart:style-name="ch8">
            <chart:title svg:x="0.451cm" svg:y="7.918cm" chart:style-name="ch9">
              <text:p>Packages received</text:p>
            </chart:title>
            <chart:grid chart:style-name="ch10" chart:class="major"/>
          </chart:axis>
          <chart:series chart:style-name="ch11" chart:values-cell-range-address="Tabelle1.C139:Tabelle1.C141" chart:label-cell-address="Tabelle1.C138:Tabelle1.C138" chart:class="chart:bar">
            <chart:data-point chart:repeated="3"/>
          </chart:series>
          <chart:series chart:style-name="ch12" chart:values-cell-range-address="Tabelle1.L139:Tabelle1.L141" chart:label-cell-address="Tabelle1.L138:Tabelle1.L138" chart:class="chart:bar">
            <chart:data-point chart:repeated="3"/>
          </chart:series>
          <chart:series chart:style-name="ch13" chart:values-cell-range-address="Tabelle1.C144:Tabelle1.C146" chart:label-cell-address="Tabelle1.C143:Tabelle1.C143" chart:class="chart:bar">
            <chart:data-point chart:repeated="3"/>
          </chart:series>
          <chart:series chart:style-name="ch14" chart:values-cell-range-address="Tabelle1.L144:Tabelle1.L146" chart:label-cell-address="Tabelle1.L143:Tabelle1.L143" chart:class="chart:bar">
            <chart:data-point chart:repeated="3"/>
          </chart:series>
          <chart:series chart:style-name="ch15" chart:values-cell-range-address="Tabelle1.C155:Tabelle1.C157" chart:label-cell-address="Tabelle1.C154:Tabelle1.C154" chart:class="chart:bar">
            <chart:data-point chart:repeated="3"/>
          </chart:series>
          <chart:series chart:style-name="ch16" chart:values-cell-range-address="Tabelle1.L155:Tabelle1.L157" chart:label-cell-address="Tabelle1.L154:Tabelle1.L154" chart:class="chart:bar">
            <chart:data-point chart:repeated="3"/>
          </chart:series>
          <chart:series chart:style-name="ch17" chart:values-cell-range-address="Tabelle1.C160:Tabelle1.C162" chart:label-cell-address="Tabelle1.C159:Tabelle1.C159" chart:class="chart:bar">
            <chart:data-point chart:repeated="3"/>
          </chart:series>
          <chart:series chart:style-name="ch18" chart:values-cell-range-address="Tabelle1.L160:Tabelle1.L162" chart:label-cell-address="Tabelle1.L159:Tabelle1.L1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recv. 1</text:p>
                <draw:g>
                  <svg:desc>Tabelle1.C138:Tabelle1.C138</svg:desc>
                </draw:g>
              </table:table-cell>
              <table:table-cell office:value-type="string">
                <text:p>packets recv. 2</text:p>
                <draw:g>
                  <svg:desc>Tabelle1.L138:Tabelle1.L138</svg:desc>
                </draw:g>
              </table:table-cell>
              <table:table-cell office:value-type="string">
                <text:p>packets recv. 3</text:p>
                <draw:g>
                  <svg:desc>Tabelle1.C143:Tabelle1.C143</svg:desc>
                </draw:g>
              </table:table-cell>
              <table:table-cell office:value-type="string">
                <text:p>packets recv. 4</text:p>
                <draw:g>
                  <svg:desc>Tabelle1.L143:Tabelle1.L143</svg:desc>
                </draw:g>
              </table:table-cell>
              <table:table-cell office:value-type="string">
                <text:p>packets recv. 1.1</text:p>
                <draw:g>
                  <svg:desc>Tabelle1.C154:Tabelle1.C154</svg:desc>
                </draw:g>
              </table:table-cell>
              <table:table-cell office:value-type="string">
                <text:p>packets recv. 2.1</text:p>
                <draw:g>
                  <svg:desc>Tabelle1.L154:Tabelle1.L154</svg:desc>
                </draw:g>
              </table:table-cell>
              <table:table-cell office:value-type="string">
                <text:p>packets recv. 3.1</text:p>
                <draw:g>
                  <svg:desc>Tabelle1.C159:Tabelle1.C159</svg:desc>
                </draw:g>
              </table:table-cell>
              <table:table-cell office:value-type="string">
                <text:p>packets recv. 4.1</text:p>
                <draw:g>
                  <svg:desc>Tabelle1.L159:Tabelle1.L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139:Tabelle1.A141</svg:desc>
                </draw:g>
              </table:table-cell>
              <table:table-cell office:value-type="float" office:value="220">
                <text:p>220</text:p>
                <draw:g>
                  <svg:desc>Tabelle1.C139:Tabelle1.C141</svg:desc>
                </draw:g>
              </table:table-cell>
              <table:table-cell office:value-type="float" office:value="221">
                <text:p>221</text:p>
                <draw:g>
                  <svg:desc>Tabelle1.L139:Tabelle1.L141</svg:desc>
                </draw:g>
              </table:table-cell>
              <table:table-cell office:value-type="float" office:value="209">
                <text:p>209</text:p>
                <draw:g>
                  <svg:desc>Tabelle1.C144:Tabelle1.C146</svg:desc>
                </draw:g>
              </table:table-cell>
              <table:table-cell office:value-type="float" office:value="221">
                <text:p>221</text:p>
                <draw:g>
                  <svg:desc>Tabelle1.L144:Tabelle1.L146</svg:desc>
                </draw:g>
              </table:table-cell>
              <table:table-cell office:value-type="float" office:value="221">
                <text:p>221</text:p>
                <draw:g>
                  <svg:desc>Tabelle1.C155:Tabelle1.C157</svg:desc>
                </draw:g>
              </table:table-cell>
              <table:table-cell office:value-type="float" office:value="223">
                <text:p>223</text:p>
                <draw:g>
                  <svg:desc>Tabelle1.L155:Tabelle1.L157</svg:desc>
                </draw:g>
              </table:table-cell>
              <table:table-cell office:value-type="float" office:value="215">
                <text:p>215</text:p>
                <draw:g>
                  <svg:desc>Tabelle1.C160:Tabelle1.C162</svg:desc>
                </draw:g>
              </table:table-cell>
              <table:table-cell office:value-type="float" office:value="226">
                <text:p>226</text:p>
                <draw:g>
                  <svg:desc>Tabelle1.L160:Tabelle1.L1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214">
                <text:p>214</text:p>
              </table:table-cell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18">
                <text:p>218</text:p>
              </table:table-cell>
              <table:table-cell office:value-type="float" office:value="221">
                <text:p>221</text:p>
              </table:table-cell>
              <table:table-cell office:value-type="float" office:value="227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9" chart:maximum="1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98cm" svg:height="13.105cm" xlink:href=".." xlink:type="simple" chart:class="chart:bar" chart:style-name="ch1">
        <chart:title svg:x="8.43cm" svg:y="0.398cm" chart:style-name="ch2">
          <text:p>Package Delivery Ration (PDR)</text:p>
        </chart:title>
        <chart:subtitle svg:x="6.975cm" svg:y="1.439cm" chart:style-name="ch3">
          <text:p>Green data without mismatch, red data with mismatch</text:p>
        </chart:subtitle>
        <chart:legend chart:legend-position="end" svg:x="21.485cm" svg:y="4.51cm" style:legend-expansion="high" chart:style-name="ch4"/>
        <chart:plot-area chart:style-name="ch5" table:cell-range-address="Tabelle1.A139:Tabelle1.A141 Tabelle1.F138:Tabelle1.F141 Tabelle1.O138:Tabelle1.O141 Tabelle1.F143:Tabelle1.F146 Tabelle1.O143:Tabelle1.O146 Tabelle1.F154:Tabelle1.F157 Tabelle1.O154:Tabelle1.O157 Tabelle1.F159:Tabelle1.F162 Tabelle1.O159:Tabelle1.O162" chart:data-source-has-labels="both" svg:x="1.476cm" svg:y="2.384cm" svg:width="19.544cm" svg:height="9.478cm">
          <chartooo:coordinate-region svg:x="2.388cm" svg:y="2.583cm" svg:width="18.632cm" svg:height="8.632cm"/>
          <chart:axis chart:dimension="x" chart:name="primary-x" chart:style-name="ch6" chartooo:axis-type="auto">
            <chartooo:date-scale/>
            <chart:title svg:x="10.688cm" svg:y="12.124cm" chart:style-name="ch7">
              <text:p>Setups</text:p>
            </chart:title>
            <chart:categories table:cell-range-address="Tabelle1.A139:Tabelle1.A141"/>
          </chart:axis>
          <chart:axis chart:dimension="y" chart:name="primary-y" chart:style-name="ch8">
            <chart:title svg:x="0.451cm" svg:y="9.204cm" chart:style-name="ch9">
              <text:p>Packages delivered per rata</text:p>
            </chart:title>
            <chart:grid chart:style-name="ch10" chart:class="major"/>
          </chart:axis>
          <chart:series chart:style-name="ch11" chart:values-cell-range-address="Tabelle1.F139:Tabelle1.F141" chart:label-cell-address="Tabelle1.F138:Tabelle1.F138" chart:class="chart:bar">
            <chart:data-point chart:repeated="3"/>
          </chart:series>
          <chart:series chart:style-name="ch12" chart:values-cell-range-address="Tabelle1.O139:Tabelle1.O141" chart:label-cell-address="Tabelle1.O138:Tabelle1.O138" chart:class="chart:bar">
            <chart:data-point chart:repeated="3"/>
          </chart:series>
          <chart:series chart:style-name="ch13" chart:values-cell-range-address="Tabelle1.F144:Tabelle1.F146" chart:label-cell-address="Tabelle1.F143:Tabelle1.F143" chart:class="chart:bar">
            <chart:data-point chart:repeated="3"/>
          </chart:series>
          <chart:series chart:style-name="ch14" chart:values-cell-range-address="Tabelle1.O144:Tabelle1.O146" chart:label-cell-address="Tabelle1.O143:Tabelle1.O143" chart:class="chart:bar">
            <chart:data-point chart:repeated="3"/>
          </chart:series>
          <chart:series chart:style-name="ch15" chart:values-cell-range-address="Tabelle1.F155:Tabelle1.F157" chart:label-cell-address="Tabelle1.F154:Tabelle1.F154" chart:class="chart:bar">
            <chart:data-point chart:repeated="3"/>
          </chart:series>
          <chart:series chart:style-name="ch16" chart:values-cell-range-address="Tabelle1.O155:Tabelle1.O157" chart:label-cell-address="Tabelle1.O154:Tabelle1.O154" chart:class="chart:bar">
            <chart:data-point chart:repeated="3"/>
          </chart:series>
          <chart:series chart:style-name="ch17" chart:values-cell-range-address="Tabelle1.F160:Tabelle1.F162" chart:label-cell-address="Tabelle1.F159:Tabelle1.F159" chart:class="chart:bar">
            <chart:data-point chart:repeated="3"/>
          </chart:series>
          <chart:series chart:style-name="ch18" chart:values-cell-range-address="Tabelle1.O160:Tabelle1.O162" chart:label-cell-address="Tabelle1.O159:Tabelle1.O1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 1</text:p>
                <draw:g>
                  <svg:desc>Tabelle1.F138:Tabelle1.F138</svg:desc>
                </draw:g>
              </table:table-cell>
              <table:table-cell office:value-type="string">
                <text:p>pdr 2</text:p>
                <draw:g>
                  <svg:desc>Tabelle1.O138:Tabelle1.O138</svg:desc>
                </draw:g>
              </table:table-cell>
              <table:table-cell office:value-type="string">
                <text:p>pdr 3</text:p>
                <draw:g>
                  <svg:desc>Tabelle1.F143:Tabelle1.F143</svg:desc>
                </draw:g>
              </table:table-cell>
              <table:table-cell office:value-type="string">
                <text:p>pdr 4</text:p>
                <draw:g>
                  <svg:desc>Tabelle1.O143:Tabelle1.O143</svg:desc>
                </draw:g>
              </table:table-cell>
              <table:table-cell office:value-type="string">
                <text:p>pdr 1.1</text:p>
                <draw:g>
                  <svg:desc>Tabelle1.F154:Tabelle1.F154</svg:desc>
                </draw:g>
              </table:table-cell>
              <table:table-cell office:value-type="string">
                <text:p>pdr 2.1</text:p>
                <draw:g>
                  <svg:desc>Tabelle1.O154:Tabelle1.O154</svg:desc>
                </draw:g>
              </table:table-cell>
              <table:table-cell office:value-type="string">
                <text:p>pdr 3.1</text:p>
                <draw:g>
                  <svg:desc>Tabelle1.F159:Tabelle1.F159</svg:desc>
                </draw:g>
              </table:table-cell>
              <table:table-cell office:value-type="string">
                <text:p>pdr 4.1</text:p>
                <draw:g>
                  <svg:desc>Tabelle1.O159:Tabelle1.O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139:Tabelle1.A141</svg:desc>
                </draw:g>
              </table:table-cell>
              <table:table-cell office:value-type="float" office:value="0.990909090909091">
                <text:p>0.990909090909091</text:p>
                <draw:g>
                  <svg:desc>Tabelle1.F139:Tabelle1.F141</svg:desc>
                </draw:g>
              </table:table-cell>
              <table:table-cell office:value-type="float" office:value="0.995475113122172">
                <text:p>0.995475113122172</text:p>
                <draw:g>
                  <svg:desc>Tabelle1.O139:Tabelle1.O141</svg:desc>
                </draw:g>
              </table:table-cell>
              <table:table-cell office:value-type="float" office:value="0.933014354066986">
                <text:p>0.933014354066986</text:p>
                <draw:g>
                  <svg:desc>Tabelle1.F144:Tabelle1.F146</svg:desc>
                </draw:g>
              </table:table-cell>
              <table:table-cell office:value-type="float" office:value="0.995475113122172">
                <text:p>0.995475113122172</text:p>
                <draw:g>
                  <svg:desc>Tabelle1.O144:Tabelle1.O146</svg:desc>
                </draw:g>
              </table:table-cell>
              <table:table-cell office:value-type="float" office:value="0.995475113122172">
                <text:p>0.995475113122172</text:p>
                <draw:g>
                  <svg:desc>Tabelle1.F155:Tabelle1.F157</svg:desc>
                </draw:g>
              </table:table-cell>
              <table:table-cell office:value-type="float" office:value="1">
                <text:p>1</text:p>
                <draw:g>
                  <svg:desc>Tabelle1.O155:Tabelle1.O157</svg:desc>
                </draw:g>
              </table:table-cell>
              <table:table-cell office:value-type="float" office:value="0.948837209302326">
                <text:p>0.948837209302326</text:p>
                <draw:g>
                  <svg:desc>Tabelle1.F160:Tabelle1.F162</svg:desc>
                </draw:g>
              </table:table-cell>
              <table:table-cell office:value-type="float" office:value="1">
                <text:p>1</text:p>
                <draw:g>
                  <svg:desc>Tabelle1.O160:Tabelle1.O1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12cm" svg:height="11.88cm" xlink:href=".." xlink:type="simple" chart:class="chart:bar" chart:style-name="ch1">
        <chart:title svg:x="7.368cm" svg:y="0.373cm" chart:style-name="ch2">
          <text:p>Packages received (with noise)</text:p>
        </chart:title>
        <chart:subtitle svg:x="5.886cm" svg:y="1.389cm" chart:style-name="ch3">
          <text:p>Green data without mismatch, red data with mismatch</text:p>
        </chart:subtitle>
        <chart:legend chart:legend-position="end" svg:x="17.693cm" svg:y="3.898cm" style:legend-expansion="high" chart:style-name="ch4"/>
        <chart:plot-area chart:style-name="ch5" table:cell-range-address="Tabelle1.A239:Tabelle1.A241 Tabelle1.C238:Tabelle1.C241 Tabelle1.L238:Tabelle1.L241 Tabelle1.C243:Tabelle1.C246 Tabelle1.L243:Tabelle1.L246 Tabelle1.C254:Tabelle1.C257 Tabelle1.L254:Tabelle1.L257 Tabelle1.C259:Tabelle1.C262 Tabelle1.L259:Tabelle1.L262" chart:data-source-has-labels="both" svg:x="1.433cm" svg:y="2.309cm" svg:width="15.838cm" svg:height="8.353cm">
          <chartooo:coordinate-region svg:x="2.054cm" svg:y="2.508cm" svg:width="15.217cm" svg:height="7.507cm"/>
          <chart:axis chart:dimension="x" chart:name="primary-x" chart:style-name="ch6" chartooo:axis-type="auto">
            <chartooo:date-scale/>
            <chart:title svg:x="8.792cm" svg:y="10.899cm" chart:style-name="ch7">
              <text:p>Setups</text:p>
            </chart:title>
            <chart:categories table:cell-range-address="Tabelle1.A239:Tabelle1.A241"/>
          </chart:axis>
          <chart:axis chart:dimension="y" chart:name="primary-y" chart:style-name="ch8">
            <chart:title svg:x="0.451cm" svg:y="7.918cm" chart:style-name="ch9">
              <text:p>Packages received</text:p>
            </chart:title>
            <chart:grid chart:style-name="ch10" chart:class="major"/>
          </chart:axis>
          <chart:series chart:style-name="ch11" chart:values-cell-range-address="Tabelle1.C239:Tabelle1.C241" chart:label-cell-address="Tabelle1.C238:Tabelle1.C238" chart:class="chart:bar">
            <chart:data-point chart:repeated="3"/>
          </chart:series>
          <chart:series chart:style-name="ch12" chart:values-cell-range-address="Tabelle1.L239:Tabelle1.L241" chart:label-cell-address="Tabelle1.L238:Tabelle1.L238" chart:class="chart:bar">
            <chart:data-point chart:repeated="3"/>
          </chart:series>
          <chart:series chart:style-name="ch13" chart:values-cell-range-address="Tabelle1.C244:Tabelle1.C246" chart:label-cell-address="Tabelle1.C243:Tabelle1.C243" chart:class="chart:bar">
            <chart:data-point chart:repeated="3"/>
          </chart:series>
          <chart:series chart:style-name="ch14" chart:values-cell-range-address="Tabelle1.L244:Tabelle1.L246" chart:label-cell-address="Tabelle1.L243:Tabelle1.L243" chart:class="chart:bar">
            <chart:data-point chart:repeated="3"/>
          </chart:series>
          <chart:series chart:style-name="ch15" chart:values-cell-range-address="Tabelle1.C255:Tabelle1.C257" chart:label-cell-address="Tabelle1.C254:Tabelle1.C254" chart:class="chart:bar">
            <chart:data-point chart:repeated="3"/>
          </chart:series>
          <chart:series chart:style-name="ch16" chart:values-cell-range-address="Tabelle1.L255:Tabelle1.L257" chart:label-cell-address="Tabelle1.L254:Tabelle1.L254" chart:class="chart:bar">
            <chart:data-point chart:repeated="3"/>
          </chart:series>
          <chart:series chart:style-name="ch17" chart:values-cell-range-address="Tabelle1.C260:Tabelle1.C262" chart:label-cell-address="Tabelle1.C259:Tabelle1.C259" chart:class="chart:bar">
            <chart:data-point chart:repeated="3"/>
          </chart:series>
          <chart:series chart:style-name="ch18" chart:values-cell-range-address="Tabelle1.L260:Tabelle1.L262" chart:label-cell-address="Tabelle1.L259:Tabelle1.L2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recv. 1</text:p>
                <draw:g>
                  <svg:desc>Tabelle1.C238:Tabelle1.C238</svg:desc>
                </draw:g>
              </table:table-cell>
              <table:table-cell office:value-type="string">
                <text:p>packets recv. 2</text:p>
                <draw:g>
                  <svg:desc>Tabelle1.L238:Tabelle1.L238</svg:desc>
                </draw:g>
              </table:table-cell>
              <table:table-cell office:value-type="string">
                <text:p>packets recv. 3</text:p>
                <draw:g>
                  <svg:desc>Tabelle1.C243:Tabelle1.C243</svg:desc>
                </draw:g>
              </table:table-cell>
              <table:table-cell office:value-type="string">
                <text:p>packets recv. 4</text:p>
                <draw:g>
                  <svg:desc>Tabelle1.L243:Tabelle1.L243</svg:desc>
                </draw:g>
              </table:table-cell>
              <table:table-cell office:value-type="string">
                <text:p>packets recv. 1.1</text:p>
                <draw:g>
                  <svg:desc>Tabelle1.C254:Tabelle1.C254</svg:desc>
                </draw:g>
              </table:table-cell>
              <table:table-cell office:value-type="string">
                <text:p>packets recv. 2.1</text:p>
                <draw:g>
                  <svg:desc>Tabelle1.L254:Tabelle1.L254</svg:desc>
                </draw:g>
              </table:table-cell>
              <table:table-cell office:value-type="string">
                <text:p>packets recv. 3.1</text:p>
                <draw:g>
                  <svg:desc>Tabelle1.C259:Tabelle1.C259</svg:desc>
                </draw:g>
              </table:table-cell>
              <table:table-cell office:value-type="string">
                <text:p>packets recv. 4.1</text:p>
                <draw:g>
                  <svg:desc>Tabelle1.L259:Tabelle1.L2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239:Tabelle1.A241</svg:desc>
                </draw:g>
              </table:table-cell>
              <table:table-cell office:value-type="float" office:value="46">
                <text:p>46</text:p>
                <draw:g>
                  <svg:desc>Tabelle1.C239:Tabelle1.C241</svg:desc>
                </draw:g>
              </table:table-cell>
              <table:table-cell office:value-type="float" office:value="37">
                <text:p>37</text:p>
                <draw:g>
                  <svg:desc>Tabelle1.L239:Tabelle1.L241</svg:desc>
                </draw:g>
              </table:table-cell>
              <table:table-cell office:value-type="float" office:value="54">
                <text:p>54</text:p>
                <draw:g>
                  <svg:desc>Tabelle1.C244:Tabelle1.C246</svg:desc>
                </draw:g>
              </table:table-cell>
              <table:table-cell office:value-type="float" office:value="45">
                <text:p>45</text:p>
                <draw:g>
                  <svg:desc>Tabelle1.L244:Tabelle1.L246</svg:desc>
                </draw:g>
              </table:table-cell>
              <table:table-cell office:value-type="float" office:value="46">
                <text:p>46</text:p>
                <draw:g>
                  <svg:desc>Tabelle1.C255:Tabelle1.C257</svg:desc>
                </draw:g>
              </table:table-cell>
              <table:table-cell office:value-type="float" office:value="41">
                <text:p>41</text:p>
                <draw:g>
                  <svg:desc>Tabelle1.L255:Tabelle1.L257</svg:desc>
                </draw:g>
              </table:table-cell>
              <table:table-cell office:value-type="float" office:value="54">
                <text:p>54</text:p>
                <draw:g>
                  <svg:desc>Tabelle1.C260:Tabelle1.C262</svg:desc>
                </draw:g>
              </table:table-cell>
              <table:table-cell office:value-type="float" office:value="43">
                <text:p>43</text:p>
                <draw:g>
                  <svg:desc>Tabelle1.L260:Tabelle1.L2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069cm" svg:height="11.851cm" xlink:href=".." xlink:type="simple" chart:class="chart:bar" chart:style-name="ch1">
        <chart:title svg:x="7.831cm" svg:y="0.373cm" chart:style-name="ch2">
          <text:p>Packages lost (with noise)</text:p>
        </chart:title>
        <chart:subtitle svg:x="5.913cm" svg:y="1.389cm" chart:style-name="ch3">
          <text:p>Green data withou mismatch, red data with mismatch</text:p>
        </chart:subtitle>
        <chart:legend chart:legend-position="end" svg:x="17.853cm" svg:y="3.883cm" style:legend-expansion="high" chart:style-name="ch4"/>
        <chart:plot-area chart:style-name="ch5" table:cell-range-address="Tabelle1.A239:Tabelle1.A241 Tabelle1.D238:Tabelle1.D241 Tabelle1.M238:Tabelle1.M241 Tabelle1.D243:Tabelle1.D246 Tabelle1.M243:Tabelle1.M246 Tabelle1.D254:Tabelle1.D257 Tabelle1.M254:Tabelle1.M257 Tabelle1.D259:Tabelle1.D262 Tabelle1.M259:Tabelle1.M262" chart:data-source-has-labels="both" svg:x="1.432cm" svg:y="2.309cm" svg:width="16cm" svg:height="8.324cm">
          <chartooo:coordinate-region svg:x="2.053cm" svg:y="2.309cm" svg:width="15.379cm" svg:height="7.677cm"/>
          <chart:axis chart:dimension="x" chart:name="primary-x" chart:style-name="ch6" chartooo:axis-type="auto">
            <chartooo:date-scale/>
            <chart:title svg:x="8.872cm" svg:y="10.87cm" chart:style-name="ch7">
              <text:p>Setups</text:p>
            </chart:title>
            <chart:categories table:cell-range-address="Tabelle1.A239:Tabelle1.A241"/>
          </chart:axis>
          <chart:axis chart:dimension="y" chart:name="primary-y" chart:style-name="ch8">
            <chart:title svg:x="0.451cm" svg:y="7.534cm" chart:style-name="ch9">
              <text:p>Packages lost</text:p>
            </chart:title>
            <chart:grid chart:style-name="ch10" chart:class="major"/>
          </chart:axis>
          <chart:series chart:style-name="ch11" chart:values-cell-range-address="Tabelle1.D239:Tabelle1.D241" chart:label-cell-address="Tabelle1.D238:Tabelle1.D238" chart:class="chart:bar">
            <chart:data-point chart:repeated="3"/>
          </chart:series>
          <chart:series chart:style-name="ch12" chart:values-cell-range-address="Tabelle1.M239:Tabelle1.M241" chart:label-cell-address="Tabelle1.M238:Tabelle1.M238" chart:class="chart:bar">
            <chart:data-point chart:style-name="ch13"/>
            <chart:data-point chart:repeated="2"/>
          </chart:series>
          <chart:series chart:style-name="ch14" chart:values-cell-range-address="Tabelle1.D244:Tabelle1.D246" chart:label-cell-address="Tabelle1.D243:Tabelle1.D243" chart:class="chart:bar">
            <chart:data-point chart:repeated="3"/>
          </chart:series>
          <chart:series chart:style-name="ch15" chart:values-cell-range-address="Tabelle1.M244:Tabelle1.M246" chart:label-cell-address="Tabelle1.M243:Tabelle1.M243" chart:class="chart:bar">
            <chart:data-point chart:repeated="3"/>
          </chart:series>
          <chart:series chart:style-name="ch16" chart:values-cell-range-address="Tabelle1.D255:Tabelle1.D257" chart:label-cell-address="Tabelle1.D254:Tabelle1.D254" chart:class="chart:bar">
            <chart:data-point chart:repeated="3"/>
          </chart:series>
          <chart:series chart:style-name="ch17" chart:values-cell-range-address="Tabelle1.M255:Tabelle1.M257" chart:label-cell-address="Tabelle1.M254:Tabelle1.M254" chart:class="chart:bar">
            <chart:data-point chart:repeated="3"/>
          </chart:series>
          <chart:series chart:style-name="ch18" chart:values-cell-range-address="Tabelle1.D260:Tabelle1.D262" chart:label-cell-address="Tabelle1.D259:Tabelle1.D259" chart:class="chart:bar">
            <chart:data-point chart:repeated="3"/>
          </chart:series>
          <chart:series chart:style-name="ch19" chart:values-cell-range-address="Tabelle1.M260:Tabelle1.M262" chart:label-cell-address="Tabelle1.M259:Tabelle1.M259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lost 1</text:p>
                <draw:g>
                  <svg:desc>Tabelle1.D238:Tabelle1.D238</svg:desc>
                </draw:g>
              </table:table-cell>
              <table:table-cell office:value-type="string">
                <text:p>packets lost 2</text:p>
                <draw:g>
                  <svg:desc>Tabelle1.M238:Tabelle1.M238</svg:desc>
                </draw:g>
              </table:table-cell>
              <table:table-cell office:value-type="string">
                <text:p>packets lost 3</text:p>
                <draw:g>
                  <svg:desc>Tabelle1.D243:Tabelle1.D243</svg:desc>
                </draw:g>
              </table:table-cell>
              <table:table-cell office:value-type="string">
                <text:p>packets lost 4</text:p>
                <draw:g>
                  <svg:desc>Tabelle1.M243:Tabelle1.M243</svg:desc>
                </draw:g>
              </table:table-cell>
              <table:table-cell office:value-type="string">
                <text:p>packets lost 1.1</text:p>
                <draw:g>
                  <svg:desc>Tabelle1.D254:Tabelle1.D254</svg:desc>
                </draw:g>
              </table:table-cell>
              <table:table-cell office:value-type="string">
                <text:p>packets lost 2.1</text:p>
                <draw:g>
                  <svg:desc>Tabelle1.M254:Tabelle1.M254</svg:desc>
                </draw:g>
              </table:table-cell>
              <table:table-cell office:value-type="string">
                <text:p>packets lost 3.1</text:p>
                <draw:g>
                  <svg:desc>Tabelle1.D259:Tabelle1.D259</svg:desc>
                </draw:g>
              </table:table-cell>
              <table:table-cell office:value-type="string">
                <text:p>packets lost 4.1</text:p>
                <draw:g>
                  <svg:desc>Tabelle1.M259:Tabelle1.M2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239:Tabelle1.A241</svg:desc>
                </draw:g>
              </table:table-cell>
              <table:table-cell office:value-type="float" office:value="9">
                <text:p>9</text:p>
                <draw:g>
                  <svg:desc>Tabelle1.D239:Tabelle1.D241</svg:desc>
                </draw:g>
              </table:table-cell>
              <table:table-cell office:value-type="float" office:value="18">
                <text:p>18</text:p>
                <draw:g>
                  <svg:desc>Tabelle1.M239:Tabelle1.M241</svg:desc>
                </draw:g>
              </table:table-cell>
              <table:table-cell office:value-type="float" office:value="2">
                <text:p>2</text:p>
                <draw:g>
                  <svg:desc>Tabelle1.D244:Tabelle1.D246</svg:desc>
                </draw:g>
              </table:table-cell>
              <table:table-cell office:value-type="float" office:value="10">
                <text:p>10</text:p>
                <draw:g>
                  <svg:desc>Tabelle1.M244:Tabelle1.M246</svg:desc>
                </draw:g>
              </table:table-cell>
              <table:table-cell office:value-type="float" office:value="6">
                <text:p>6</text:p>
                <draw:g>
                  <svg:desc>Tabelle1.D255:Tabelle1.D257</svg:desc>
                </draw:g>
              </table:table-cell>
              <table:table-cell office:value-type="float" office:value="12">
                <text:p>12</text:p>
                <draw:g>
                  <svg:desc>Tabelle1.M255:Tabelle1.M257</svg:desc>
                </draw:g>
              </table:table-cell>
              <table:table-cell office:value-type="float" office:value="2">
                <text:p>2</text:p>
                <draw:g>
                  <svg:desc>Tabelle1.D260:Tabelle1.D262</svg:desc>
                </draw:g>
              </table:table-cell>
              <table:table-cell office:value-type="float" office:value="13">
                <text:p>13</text:p>
                <draw:g>
                  <svg:desc>Tabelle1.M260:Tabelle1.M2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maximum="1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98cm" svg:height="13.105cm" xlink:href=".." xlink:type="simple" chart:class="chart:bar" chart:style-name="ch1">
        <chart:title svg:x="7.306cm" svg:y="0.398cm" chart:style-name="ch2">
          <text:p>Package Delivery Ration (PDR, with noise)</text:p>
        </chart:title>
        <chart:subtitle svg:x="6.975cm" svg:y="1.439cm" chart:style-name="ch3">
          <text:p>Green data without mismatch, red data with mismatch</text:p>
        </chart:subtitle>
        <chart:legend chart:legend-position="end" svg:x="21.485cm" svg:y="4.51cm" style:legend-expansion="high" chart:style-name="ch4"/>
        <chart:plot-area chart:style-name="ch5" table:cell-range-address="Tabelle1.A239:Tabelle1.A241 Tabelle1.F238:Tabelle1.F241 Tabelle1.O238:Tabelle1.O241 Tabelle1.F243:Tabelle1.F246 Tabelle1.O243:Tabelle1.O246 Tabelle1.F254:Tabelle1.F257 Tabelle1.O254:Tabelle1.O257 Tabelle1.F259:Tabelle1.F262 Tabelle1.O259:Tabelle1.O262" chart:data-source-has-labels="both" svg:x="1.476cm" svg:y="2.384cm" svg:width="19.544cm" svg:height="9.478cm">
          <chartooo:coordinate-region svg:x="2.388cm" svg:y="2.384cm" svg:width="18.632cm" svg:height="8.831cm"/>
          <chart:axis chart:dimension="x" chart:name="primary-x" chart:style-name="ch6" chartooo:axis-type="auto">
            <chartooo:date-scale/>
            <chart:title svg:x="10.688cm" svg:y="12.124cm" chart:style-name="ch7">
              <text:p>Setups</text:p>
            </chart:title>
            <chart:categories table:cell-range-address="Tabelle1.A239:Tabelle1.A241"/>
          </chart:axis>
          <chart:axis chart:dimension="y" chart:name="primary-y" chart:style-name="ch8">
            <chart:title svg:x="0.451cm" svg:y="9.204cm" chart:style-name="ch9">
              <text:p>Packages delivered per rata</text:p>
            </chart:title>
            <chart:grid chart:style-name="ch10" chart:class="major"/>
          </chart:axis>
          <chart:series chart:style-name="ch11" chart:values-cell-range-address="Tabelle1.F239:Tabelle1.F241" chart:label-cell-address="Tabelle1.F238:Tabelle1.F238" chart:class="chart:bar">
            <chart:data-point chart:repeated="3"/>
          </chart:series>
          <chart:series chart:style-name="ch12" chart:values-cell-range-address="Tabelle1.O239:Tabelle1.O241" chart:label-cell-address="Tabelle1.O238:Tabelle1.O238" chart:class="chart:bar">
            <chart:data-point chart:repeated="3"/>
          </chart:series>
          <chart:series chart:style-name="ch13" chart:values-cell-range-address="Tabelle1.F244:Tabelle1.F246" chart:label-cell-address="Tabelle1.F243:Tabelle1.F243" chart:class="chart:bar">
            <chart:data-point chart:repeated="3"/>
          </chart:series>
          <chart:series chart:style-name="ch14" chart:values-cell-range-address="Tabelle1.O244:Tabelle1.O246" chart:label-cell-address="Tabelle1.O243:Tabelle1.O243" chart:class="chart:bar">
            <chart:data-point chart:repeated="3"/>
          </chart:series>
          <chart:series chart:style-name="ch15" chart:values-cell-range-address="Tabelle1.F255:Tabelle1.F257" chart:label-cell-address="Tabelle1.F254:Tabelle1.F254" chart:class="chart:bar">
            <chart:data-point chart:repeated="3"/>
          </chart:series>
          <chart:series chart:style-name="ch16" chart:values-cell-range-address="Tabelle1.O255:Tabelle1.O257" chart:label-cell-address="Tabelle1.O254:Tabelle1.O254" chart:class="chart:bar">
            <chart:data-point chart:repeated="3"/>
          </chart:series>
          <chart:series chart:style-name="ch17" chart:values-cell-range-address="Tabelle1.F260:Tabelle1.F262" chart:label-cell-address="Tabelle1.F259:Tabelle1.F259" chart:class="chart:bar">
            <chart:data-point chart:repeated="3"/>
          </chart:series>
          <chart:series chart:style-name="ch18" chart:values-cell-range-address="Tabelle1.O260:Tabelle1.O262" chart:label-cell-address="Tabelle1.O259:Tabelle1.O2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 1</text:p>
                <draw:g>
                  <svg:desc>Tabelle1.F238:Tabelle1.F238</svg:desc>
                </draw:g>
              </table:table-cell>
              <table:table-cell office:value-type="string">
                <text:p>pdr 2</text:p>
                <draw:g>
                  <svg:desc>Tabelle1.O238:Tabelle1.O238</svg:desc>
                </draw:g>
              </table:table-cell>
              <table:table-cell office:value-type="string">
                <text:p>pdr 3</text:p>
                <draw:g>
                  <svg:desc>Tabelle1.F243:Tabelle1.F243</svg:desc>
                </draw:g>
              </table:table-cell>
              <table:table-cell office:value-type="string">
                <text:p>pdr 4</text:p>
                <draw:g>
                  <svg:desc>Tabelle1.O243:Tabelle1.O243</svg:desc>
                </draw:g>
              </table:table-cell>
              <table:table-cell office:value-type="string">
                <text:p>pdr 1.1</text:p>
                <draw:g>
                  <svg:desc>Tabelle1.F254:Tabelle1.F254</svg:desc>
                </draw:g>
              </table:table-cell>
              <table:table-cell office:value-type="string">
                <text:p>pdr 2.1</text:p>
                <draw:g>
                  <svg:desc>Tabelle1.O254:Tabelle1.O254</svg:desc>
                </draw:g>
              </table:table-cell>
              <table:table-cell office:value-type="string">
                <text:p>pdr 3.1</text:p>
                <draw:g>
                  <svg:desc>Tabelle1.F259:Tabelle1.F259</svg:desc>
                </draw:g>
              </table:table-cell>
              <table:table-cell office:value-type="string">
                <text:p>pdr 4.1</text:p>
                <draw:g>
                  <svg:desc>Tabelle1.O259:Tabelle1.O2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239:Tabelle1.A241</svg:desc>
                </draw:g>
              </table:table-cell>
              <table:table-cell office:value-type="float" office:value="0.804347826086956">
                <text:p>0.804347826086956</text:p>
                <draw:g>
                  <svg:desc>Tabelle1.F239:Tabelle1.F241</svg:desc>
                </draw:g>
              </table:table-cell>
              <table:table-cell office:value-type="float" office:value="0.513513513513513">
                <text:p>0.513513513513513</text:p>
                <draw:g>
                  <svg:desc>Tabelle1.O239:Tabelle1.O241</svg:desc>
                </draw:g>
              </table:table-cell>
              <table:table-cell office:value-type="float" office:value="0.962962962962963">
                <text:p>0.962962962962963</text:p>
                <draw:g>
                  <svg:desc>Tabelle1.F244:Tabelle1.F246</svg:desc>
                </draw:g>
              </table:table-cell>
              <table:table-cell office:value-type="float" office:value="0.777777777777778">
                <text:p>0.777777777777778</text:p>
                <draw:g>
                  <svg:desc>Tabelle1.O244:Tabelle1.O246</svg:desc>
                </draw:g>
              </table:table-cell>
              <table:table-cell office:value-type="float" office:value="0.869565217391304">
                <text:p>0.869565217391304</text:p>
                <draw:g>
                  <svg:desc>Tabelle1.F255:Tabelle1.F257</svg:desc>
                </draw:g>
              </table:table-cell>
              <table:table-cell office:value-type="float" office:value="0.707317073170732">
                <text:p>0.707317073170732</text:p>
                <draw:g>
                  <svg:desc>Tabelle1.O255:Tabelle1.O257</svg:desc>
                </draw:g>
              </table:table-cell>
              <table:table-cell office:value-type="float" office:value="0.962962962962963">
                <text:p>0.962962962962963</text:p>
                <draw:g>
                  <svg:desc>Tabelle1.F260:Tabelle1.F262</svg:desc>
                </draw:g>
              </table:table-cell>
              <table:table-cell office:value-type="float" office:value="0.697674418604651">
                <text:p>0.697674418604651</text:p>
                <draw:g>
                  <svg:desc>Tabelle1.O260:Tabelle1.O2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